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81.86mm"/>
    </style:style>
    <style:style style:name="co36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37" style:family="table-column">
      <style:table-column-properties fo:break-before="auto" style:column-width="62.25mm"/>
    </style:style>
    <style:style style:name="co81" style:family="table-column">
      <style:table-column-properties fo:break-before="auto" style:column-width="91.28mm"/>
    </style:style>
    <style:style style:name="co82" style:family="table-column">
      <style:table-column-properties fo:break-before="auto" style:column-width="55.62mm"/>
    </style:style>
    <style:style style:name="co83" style:family="table-column">
      <style:table-column-properties fo:break-before="auto" style:column-width="38.84mm"/>
    </style:style>
    <style:style style:name="co84" style:family="table-column">
      <style:table-column-properties fo:break-before="auto" style:column-width="44.17mm"/>
    </style:style>
    <style:style style:name="co85" style:family="table-column">
      <style:table-column-properties fo:break-before="auto" style:column-width="57.15mm"/>
    </style:style>
    <style:style style:name="co86" style:family="table-column">
      <style:table-column-properties fo:break-before="auto" style:column-width="21.08mm"/>
    </style:style>
    <style:style style:name="co87" style:family="table-column">
      <style:table-column-properties fo:break-before="auto" style:column-width="24.8mm"/>
    </style:style>
    <style:style style:name="co88" style:family="table-column">
      <style:table-column-properties fo:break-before="auto" style:column-width="31.24mm"/>
    </style:style>
    <style:style style:name="co89" style:family="table-column">
      <style:table-column-properties fo:break-before="auto" style:column-width="16.14mm"/>
    </style:style>
    <style:style style:name="co90" style:family="table-column">
      <style:table-column-properties fo:break-before="auto" style:column-width="29.46mm"/>
    </style:style>
    <style:style style:name="co91" style:family="table-column">
      <style:table-column-properties fo:break-before="auto" style:column-width="27.52mm"/>
    </style:style>
    <style:style style:name="co48" style:family="table-column">
      <style:table-column-properties fo:break-before="auto" style:column-width="79.41mm"/>
    </style:style>
    <style:style style:name="co49" style:family="table-column">
      <style:table-column-properties fo:break-before="auto" style:column-width="67.98mm"/>
    </style:style>
    <style:style style:name="co92" style:family="table-column">
      <style:table-column-properties fo:break-before="auto" style:column-width="59.81mm"/>
    </style:style>
    <style:style style:name="co93" style:family="table-column">
      <style:table-column-properties fo:break-before="auto" style:column-width="80.47mm"/>
    </style:style>
    <style:style style:name="co94" style:family="table-column">
      <style:table-column-properties fo:break-before="auto" style:column-width="61.31mm"/>
    </style:style>
    <style:style style:name="co95" style:family="table-column">
      <style:table-column-properties fo:break-before="auto" style:column-width="63.31mm"/>
    </style:style>
    <style:style style:name="co96" style:family="table-column">
      <style:table-column-properties fo:break-before="auto" style:column-width="56.73mm"/>
    </style:style>
    <style:style style:name="co55" style:family="table-column">
      <style:table-column-properties fo:break-before="auto" style:column-width="45.01mm"/>
    </style:style>
    <style:style style:name="co56" style:family="table-column">
      <style:table-column-properties fo:break-before="auto" style:column-width="90.66mm"/>
    </style:style>
    <style:style style:name="co57" style:family="table-column">
      <style:table-column-properties fo:break-before="auto" style:column-width="61.98mm"/>
    </style:style>
    <style:style style:name="co58" style:family="table-column">
      <style:table-column-properties fo:break-before="auto" style:column-width="39.95mm"/>
    </style:style>
    <style:style style:name="co59" style:family="table-column">
      <style:table-column-properties fo:break-before="auto" style:column-width="43.39mm"/>
    </style:style>
    <style:style style:name="co60" style:family="table-column">
      <style:table-column-properties fo:break-before="auto" style:column-width="58.6mm"/>
    </style:style>
    <style:style style:name="co61" style:family="table-column">
      <style:table-column-properties fo:break-before="auto" style:column-width="27.27mm"/>
    </style:style>
    <style:style style:name="co62" style:family="table-column">
      <style:table-column-properties fo:break-before="auto" style:column-width="53.16mm"/>
    </style:style>
    <style:style style:name="co63" style:family="table-column">
      <style:table-column-properties fo:break-before="auto" style:column-width="84.61mm"/>
    </style:style>
    <style:style style:name="co64" style:family="table-column">
      <style:table-column-properties fo:break-before="auto" style:column-width="96.06mm"/>
    </style:style>
    <style:style style:name="co65" style:family="table-column">
      <style:table-column-properties fo:break-before="auto" style:column-width="34.52mm"/>
    </style:style>
    <style:style style:name="co74" style:family="table-column">
      <style:table-column-properties fo:break-before="auto" style:column-width="47.61mm"/>
    </style:style>
    <style:style style:name="co75" style:family="table-column">
      <style:table-column-properties fo:break-before="auto" style:column-width="76.36mm"/>
    </style:style>
    <style:style style:name="co76" style:family="table-column">
      <style:table-column-properties fo:break-before="auto" style:column-width="93.49mm"/>
    </style:style>
    <style:style style:name="co77" style:family="table-column">
      <style:table-column-properties fo:break-before="auto" style:column-width="109.52mm"/>
    </style:style>
    <style:style style:name="co78" style:family="table-column">
      <style:table-column-properties fo:break-before="auto" style:column-width="50.64mm"/>
    </style:style>
    <style:style style:name="co51" style:family="table-column">
      <style:table-column-properties fo:break-before="auto" style:column-width="62.88mm"/>
    </style:style>
    <style:style style:name="co52" style:family="table-column">
      <style:table-column-properties fo:break-before="auto" style:column-width="61.37mm"/>
    </style:style>
    <style:style style:name="co53" style:family="table-column">
      <style:table-column-properties fo:break-before="auto" style:column-width="55.9mm"/>
    </style:style>
    <style:style style:name="co54" style:family="table-column">
      <style:table-column-properties fo:break-before="auto" style:column-width="53.02mm"/>
    </style:style>
    <style:style style:name="co66" style:family="table-column">
      <style:table-column-properties fo:break-before="auto" style:column-width="75.23mm"/>
    </style:style>
    <style:style style:name="co67" style:family="table-column">
      <style:table-column-properties fo:break-before="auto" style:column-width="54.65mm"/>
    </style:style>
    <style:style style:name="co68" style:family="table-column">
      <style:table-column-properties fo:break-before="auto" style:column-width="34.22mm"/>
    </style:style>
    <style:style style:name="co69" style:family="table-column">
      <style:table-column-properties fo:break-before="auto" style:column-width="30.23mm"/>
    </style:style>
    <style:style style:name="co70" style:family="table-column">
      <style:table-column-properties fo:break-before="auto" style:column-width="72.02mm"/>
    </style:style>
    <style:style style:name="co71" style:family="table-column">
      <style:table-column-properties fo:break-before="auto" style:column-width="109.87mm"/>
    </style:style>
    <style:style style:name="co72" style:family="table-column">
      <style:table-column-properties fo:break-before="auto" style:column-width="47.01mm"/>
    </style:style>
    <style:style style:name="co73" style:family="table-column">
      <style:table-column-properties fo:break-before="auto" style:column-width="29.32mm"/>
    </style:style>
    <style:style style:name="co79" style:family="table-column">
      <style:table-column-properties fo:break-before="auto" style:column-width="16.95mm"/>
    </style:style>
    <style:style style:name="co80" style:family="table-column">
      <style:table-column-properties fo:break-before="auto" style:column-width="63.94mm"/>
    </style:style>
    <style:style style:name="co97" style:family="table-column">
      <style:table-column-properties fo:break-before="auto" style:column-width="72.71mm"/>
    </style:style>
    <style:style style:name="co98" style:family="table-column">
      <style:table-column-properties fo:break-before="auto" style:column-width="154.87mm"/>
    </style:style>
    <style:style style:name="co99" style:family="table-column">
      <style:table-column-properties fo:break-before="auto" style:column-width="58mm"/>
    </style:style>
    <style:style style:name="co100" style:family="table-column">
      <style:table-column-properties fo:break-before="auto" style:column-width="26.51mm"/>
    </style:style>
    <style:style style:name="co101" style:family="table-column">
      <style:table-column-properties fo:break-before="auto" style:column-width="47.47mm"/>
    </style:style>
    <style:style style:name="co102" style:family="table-column">
      <style:table-column-properties fo:break-before="auto" style:column-width="43.46mm"/>
    </style:style>
    <style:style style:name="co103" style:family="table-column">
      <style:table-column-properties fo:break-before="auto" style:column-width="37.31mm"/>
    </style:style>
    <style:style style:name="co104" style:family="table-column">
      <style:table-column-properties fo:break-before="auto" style:column-width="44.94mm"/>
    </style:style>
    <style:style style:name="co105" style:family="table-column">
      <style:table-column-properties fo:break-before="auto" style:column-width="306.65mm"/>
    </style:style>
    <style:style style:name="co106" style:family="table-column">
      <style:table-column-properties fo:break-before="auto" style:column-width="78.14mm"/>
    </style:style>
    <style:style style:name="co107" style:family="table-column">
      <style:table-column-properties fo:break-before="auto" style:column-width="29.6mm"/>
    </style:style>
    <style:style style:name="co108" style:family="table-column">
      <style:table-column-properties fo:break-before="auto" style:column-width="87.98mm"/>
    </style:style>
    <style:style style:name="co109" style:family="table-column">
      <style:table-column-properties fo:break-before="auto" style:column-width="54.72mm"/>
    </style:style>
    <style:style style:name="co110" style:family="table-column">
      <style:table-column-properties fo:break-before="auto" style:column-width="38.06mm"/>
    </style:style>
    <style:style style:name="co111" style:family="table-column">
      <style:table-column-properties fo:break-before="auto" style:column-width="105.04mm"/>
    </style:style>
    <style:style style:name="co112" style:family="table-column">
      <style:table-column-properties fo:break-before="auto" style:column-width="46.78mm"/>
    </style:style>
    <style:style style:name="co113" style:family="table-column">
      <style:table-column-properties fo:break-before="auto" style:column-width="50.87mm"/>
    </style:style>
    <style:style style:name="co114" style:family="table-column">
      <style:table-column-properties fo:break-before="auto" style:column-width="112.54mm"/>
    </style:style>
    <style:style style:name="co115" style:family="table-column">
      <style:table-column-properties fo:break-before="auto" style:column-width="178.52mm"/>
    </style:style>
    <style:style style:name="co116" style:family="table-column">
      <style:table-column-properties fo:break-before="auto" style:column-width="44.66mm"/>
    </style:style>
    <style:style style:name="co117" style:family="table-column">
      <style:table-column-properties fo:break-before="auto" style:column-width="69.64mm"/>
    </style:style>
    <style:style style:name="co118" style:family="table-column">
      <style:table-column-properties fo:break-before="auto" style:column-width="58.26mm"/>
    </style:style>
    <style:style style:name="co119" style:family="table-column">
      <style:table-column-properties fo:break-before="auto" style:column-width="101.81mm"/>
    </style:style>
    <style:style style:name="co120" style:family="table-column">
      <style:table-column-properties fo:break-before="auto" style:column-width="84.91mm"/>
    </style:style>
    <style:style style:name="ro3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8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9.21mm" fo:break-before="auto" style:use-optimal-row-height="false"/>
    </style:style>
    <style:style style:name="ro10" style:family="table-row">
      <style:table-row-properties style:row-height="9.07mm" fo:break-before="auto" style:use-optimal-row-height="false"/>
    </style:style>
    <style:style style:name="ro12" style:family="table-row">
      <style:table-row-properties style:row-height="9.35mm" fo:break-before="auto" style:use-optimal-row-height="false"/>
    </style:style>
    <style:style style:name="ro13" style:family="table-row">
      <style:table-row-properties style:row-height="8.68mm" fo:break-before="auto" style:use-optimal-row-height="false"/>
    </style:style>
    <style:style style:name="ro14" style:family="table-row">
      <style:table-row-properties style:row-height="10.78mm" fo:break-before="auto" style:use-optimal-row-height="false"/>
    </style:style>
    <style:style style:name="ro16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/>
    </style:style>
    <style:style style:name="ce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text-position=""/>
    </style:style>
    <style:style style:name="ce17" style:family="table-cell" style:parent-style-name="Default">
      <style:table-cell-properties fo:background-color="#94bd5e"/>
      <style:text-properties style:text-position=""/>
    </style:style>
    <style:style style:name="ce3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37">
      <style:text-properties style:text-position="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7" style:family="table-cell" style:parent-style-name="Default">
      <style:text-properties fo:color="#0000ff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ffcc00"/>
    </style:style>
    <style:style style:name="ce2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4bd5e"/>
    </style:style>
    <style:style style:name="ce2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mm"/>
    </style:style>
    <style:style style:name="ce3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94bd5e"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4bd5e"/>
      <style:text-properties style:font-name="Calibri1" fo:language="en" fo:country="US" style:font-name-asian="Calibri1" style:language-asian="en" style:country-asian="US" style:font-name-complex="Calibri1" style:language-complex="en" style:country-complex="US"/>
    </style:style>
    <style:style style:name="ce4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37"/>
    <style:style style:name="ce48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94bd5e" style:text-align-source="fix" style:repeat-content="false"/>
      <style:paragraph-properties fo:text-align="center" fo:margin-left="0mm"/>
    </style:style>
    <style:style style:name="ce51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/>
    </style:style>
    <style:style style:name="T5" style:family="text"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1" table:default-cell-style-name="ce26"/>
        <table:table-column table:style-name="co52" table:default-cell-style-name="ce26"/>
        <table:table-column table:style-name="co53" table:default-cell-style-name="ce26"/>
        <table:table-column table:style-name="co54" table:default-cell-style-name="ce26"/>
        <table:table-column table:style-name="co66" table:default-cell-style-name="Default"/>
        <table:table-column table:style-name="co6" table:number-columns-repeated="240" table:default-cell-style-name="Default"/>
        <table:table-column table:style-name="co7" table:number-columns-repeated="779" table:default-cell-style-name="Default"/>
        <table:table-row table:style-name="ro10">
          <table:table-cell table:style-name="ce20" office:value-type="string" calcext:value-type="string">
            <text:p>data</text:p>
            <draw:control table:end-cell-address="data.B1" table:end-x="15.07mm" table:end-y="9.05mm" draw:z-index="0" draw:name="Export CSV" draw:style-name="gr6" draw:text-style-name="P5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28" office:value-type="string" calcext:value-type="string">
            <text:p>unit</text:p>
          </table:table-cell>
          <table:table-cell table:style-name="ce29" office:value-type="string" calcext:value-type="string">
            <text:p>label</text:p>
          </table:table-cell>
          <table:table-cell table:style-name="ce30" office:value-type="string" calcext:value-type="string">
            <text:p>definition</text:p>
          </table:table-cell>
          <table:table-cell table:style-name="ce28" office:value-type="string" calcext:value-type="string">
            <text:p>comment</text:p>
          </table:table-cell>
          <table:table-cell table:style-name="ce25" table:number-columns-repeated="240"/>
          <table:table-cell table:number-columns-repeated="779"/>
        </table:table-row>
        <table:table-row table:style-name="ro2">
          <table:table-cell table:number-columns-repeated="2" table:style-name="ce22" office:value-type="string" calcext:value-type="string">
            <text:p>DATASET_ID</text:p>
          </table:table-cell>
          <table:table-cell table:style-name="ce22" office:value-type="string" calcext:value-type="string">
            <text:p>Dataset Identifier</text:p>
          </table:table-cell>
          <table:table-cell table:style-name="ce22" office:value-type="string" calcext:value-type="string">
            <text:p>The identifier of a dataset</text:p>
          </table:table-cell>
          <table:table-cell table:style-name="ce22"/>
          <table:table-cell table:number-columns-repeated="1019"/>
        </table:table-row>
        <table:table-row table:style-name="ro2">
          <table:table-cell table:number-columns-repeated="2" table:style-name="ce22" office:value-type="string" calcext:value-type="string">
            <text:p>SUBMISSION_ID</text:p>
          </table:table-cell>
          <table:table-cell table:style-name="ce22" office:value-type="string" calcext:value-type="string">
            <text:p>Submission ID</text:p>
          </table:table-cell>
          <table:table-cell table:style-name="ce22" office:value-type="string" calcext:value-type="string">
            <text:p>The identifier of a submission</text:p>
          </table:table-cell>
          <table:table-cell table:style-name="ce22"/>
          <table:table-cell table:number-columns-repeated="1019"/>
        </table:table-row>
        <table:table-row table:style-name="ro2">
          <table:table-cell table:number-columns-repeated="2" table:style-name="ce23" office:value-type="string" calcext:value-type="string">
            <text:p>INT_VALUE</text:p>
          </table:table-cell>
          <table:table-cell table:number-columns-repeated="2" table:style-name="ce23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23" office:value-type="string" calcext:value-type="string">
            <text:p>FLOAT_VALUE</text:p>
          </table:table-cell>
          <table:table-cell table:number-columns-repeated="2" table:style-name="ce23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23" office:value-type="string" calcext:value-type="string">
            <text:p>TEXT_VALUE</text:p>
          </table:table-cell>
          <table:table-cell table:number-columns-repeated="2" table:style-name="ce23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24" office:value-type="string" calcext:value-type="string">
            <text:p>PROVIDER_ID</text:p>
          </table:table-cell>
          <table:table-cell table:number-columns-repeated="2" table:style-name="ce23" office:value-type="string" calcext:value-type="string">
            <text:p>The identifier of the provider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TREE_ID</text:p>
          </table:table-cell>
          <table:table-cell table:number-columns-repeated="2" table:style-name="Default" office:value-type="string" calcext:value-type="string">
            <text:p>The identifier of the tree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 code</text:p>
          </table:table-cell>
          <table:table-cell table:style-name="Default" office:value-type="string" calcext:value-type="string">
            <text:p>The identifier of the plot for the country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Add any comment (for exemple the real name of the tree species)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DEGREE_MINUTE_SECOND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The latitude of a plo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DEGREE_MINUTE_SECOND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The longitude of a plot</text:p>
          </table:table-cell>
          <table:table-cell table:number-columns-repeated="1020"/>
        </table:table-row>
        <table:table-row table:style-name="ro2">
          <table:table-cell table:number-columns-repeated="2" table:style-name="ce23" office:value-type="string" calcext:value-type="string">
            <text:p>VARIABLE_NAME</text:p>
          </table:table-cell>
          <table:table-cell table:number-columns-repeated="2" table:style-name="Default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GEOM_POINT</text:p>
          </table:table-cell>
          <table:table-cell table:style-name="Default" office:value-type="string" calcext:value-type="string">
            <text:p>Polygon</text:p>
          </table:table-cell>
          <table:table-cell table:style-name="Default" office:value-type="string" calcext:value-type="string">
            <text:p>The geometrical criteria intersected with the plot location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he cycle of inventory or the inventory year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Is a forest plot</text:p>
          </table:table-cell>
          <table:table-cell table:style-name="Default" office:value-type="string" calcext:value-type="string">
            <text:p>True if the plot is a forest plo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INT_VALUE</text:p>
          </table:table-cell>
          <table:table-cell table:style-name="Default" office:value-type="string" calcext:value-type="string">
            <text:p>Line number</text:p>
          </table:table-cell>
          <table:table-cell table:style-name="Default"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M2/HA</text:p>
          </table:table-cell>
          <table:table-cell table:style-name="Default" office:value-type="string" calcext:value-type="string">
            <text:p>Basal area</text:p>
          </table:table-cell>
          <table:table-cell table:style-name="Default" office:value-type="string" calcext:value-type="string">
            <text:p>The basal area (in m2/ha)</text:p>
          </table:table-cell>
          <table:table-cell office:value-type="string" calcext:value-type="string">
            <text:p>The basal area (in m2/ha)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Diameter at breast heigh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Tree Height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SPECIES_CODE</text:p>
          </table:table-cell>
          <table:table-cell table:number-columns-repeated="2" table:style-name="Default" office:value-type="string" calcext:value-type="string">
            <text:p>Tree species</text:p>
          </table:table-cell>
          <table:table-cell office:value-type="string" calcext:value-type="string">
            <text:p>Tree species</text:p>
          </table:table-cell>
          <table:table-cell table:number-columns-repeated="1019"/>
        </table:table-row>
        <table:table-row table:style-name="ro2">
          <table:table-cell table:number-columns-repeated="2" table:style-name="ce25" office:value-type="string" calcext:value-type="string">
            <text:p>SPECIES_CLASS</text:p>
          </table:table-cell>
          <table:table-cell table:style-name="Default" office:value-type="string" calcext:value-type="string">
            <text:p>Species class</text:p>
          </table:table-cell>
          <table:table-cell table:style-name="Default" office:value-type="string" calcext:value-type="string">
            <text:p>Species class (conifers/broadleaves)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Inventory date</text:p>
          </table:table-cell>
          <table:table-cell table:style-name="Default" office:value-type="string" calcext:value-type="string">
            <text:p>The inventory date</text:p>
          </table:table-cell>
          <table:table-cell office:value-type="string" calcext:value-type="string">
            <text:p>The inventory date</text:p>
          </table:table-cell>
          <table:table-cell table:number-columns-repeated="1019"/>
        </table:table-row>
        <table:table-row table:style-name="ro2">
          <table:table-cell table:number-columns-repeated="2" table:style-name="Default" office:value-type="string" calcext:value-type="string">
            <text:p>COMMUNES</text:p>
          </table:table-cell>
          <table:table-cell table:number-columns-repeated="2" table:style-name="Default" office:value-type="string" calcext:value-type="string">
            <text:p>Communes</text:p>
          </table:table-cell>
          <table:table-cell office:value-type="string" calcext:value-type="string">
            <text:p>Communes</text:p>
          </table:table-cell>
          <table:table-cell table:number-columns-repeated="1019"/>
        </table:table-row>
        <table:table-row table:style-name="ro2">
          <table:table-cell table:number-columns-repeated="2" table:style-name="ce24" office:value-type="string" calcext:value-type="string">
            <text:p>ID_TAXON</text:p>
          </table:table-cell>
          <table:table-cell table:number-columns-repeated="2" table:style-name="Default" office:value-type="string" calcext:value-type="string">
            <text:p>Identifiant de taxon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DEPARTEMENT</text:p>
          </table:table-cell>
          <table:table-cell table:number-columns-repeated="2" table:style-name="Default" office:value-type="string" calcext:value-type="string">
            <text:p>Département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PHOTO</text:p>
          </table:table-cell>
          <table:table-cell table:number-columns-repeated="2" table:style-name="Default" office:value-type="string" calcext:value-type="string">
            <text:p>Photo of the tree</text:p>
          </table:table-cell>
          <table:table-cell table:number-columns-repeated="1020"/>
        </table:table-row>
        <table:table-row table:style-name="ro2">
          <table:table-cell table:number-columns-repeated="2" table:style-name="ce24" office:value-type="string" calcext:value-type="string">
            <text:p>CORINE_BIOTOPE</text:p>
          </table:table-cell>
          <table:table-cell table:number-columns-repeated="2" table:style-name="Default" office:value-type="string" calcext:value-type="string">
            <text:p>Corine biotope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FICHE_PLACETTE</text:p>
          </table:table-cell>
          <table:table-cell table:style-name="Default" office:value-type="string" calcext:value-type="string">
            <text:p>Fiche placette</text:p>
          </table:table-cell>
          <table:table-cell table:style-name="Default" office:value-type="string" calcext:value-type="string">
            <text:p>Fiche PDF de la placette</text:p>
          </table:table-cell>
          <table:table-cell office:value-type="string" calcext:value-type="string">
            <text:p>Fiche PDF de la placette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nventory time</text:p>
          </table:table-cell>
          <table:table-cell table:style-name="Default" office:value-type="string" calcext:value-type="string">
            <text:p>The inventory time</text:p>
          </table:table-cell>
          <table:table-cell office:value-type="string" calcext:value-type="string">
            <text:p>The inventory time (end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A test data 1 identifier</text:p>
          </table:table-cell>
          <table:table-cell table:style-name="ce25" table:number-columns-repeated="1020"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A test data 2 identifier</text:p>
          </table:table-cell>
          <table:table-cell table:style-name="ce25" table:number-columns-repeated="1020"/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A test data 3 identifier</text:p>
          </table:table-cell>
          <table:table-cell table:style-name="ce25" table:number-columns-repeated="1020"/>
        </table:table-row>
        <table:table-row table:style-name="ro2">
          <table:table-cell office:value-type="string" calcext:value-type="string">
            <text:p>SELECT_CODE_CODE_3</text:p>
          </table:table-cell>
          <table:table-cell office:value-type="string" calcext:value-type="string">
            <text:p>CODE_CODE_3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A select code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CODE_CODE_10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A select code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CODE_CODE_100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A select code code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CODE_DYNAMIC_3</text:p>
          </table:table-cell>
          <table:table-cell office:value-type="string" calcext:value-type="string">
            <text:p>CODE_DYNAMIC_3</text:p>
          </table:table-cell>
          <table:table-cell office:value-type="string" calcext:value-type="string">
            <text:p>SELECT_CODE_DYNA_3</text:p>
          </table:table-cell>
          <table:table-cell office:value-type="string" calcext:value-type="string">
            <text:p>A select code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CODE_DYNAMIC_10</text:p>
          </table:table-cell>
          <table:table-cell office:value-type="string" calcext:value-type="string">
            <text:p>SELECT_CODE_DYNA_10</text:p>
          </table:table-cell>
          <table:table-cell office:value-type="string" calcext:value-type="string">
            <text:p>A select code dynamic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CODE_DYNAMIC_100</text:p>
          </table:table-cell>
          <table:table-cell office:value-type="string" calcext:value-type="string">
            <text:p>SELECT_CODE_DYNA_100</text:p>
          </table:table-cell>
          <table:table-cell office:value-type="string" calcext:value-type="string">
            <text:p>A select code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ARRAY_CODE_3</text:p>
          </table:table-cell>
          <table:table-cell office:value-type="string" calcext:value-type="string">
            <text:p>ARRAY_CODE_3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A select array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ARRAY_CODE_10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A select array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ARRAY_CODE_100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A select array code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ARRAY_DYNAMIC_3</text:p>
          </table:table-cell>
          <table:table-cell office:value-type="string" calcext:value-type="string">
            <text:p>ARRAY_DYNAMIC_3</text:p>
          </table:table-cell>
          <table:table-cell office:value-type="string" calcext:value-type="string">
            <text:p>SELECT_ARRAY_DYNA_3</text:p>
          </table:table-cell>
          <table:table-cell office:value-type="string" calcext:value-type="string">
            <text:p>A select array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ARRAY_DYNAMIC_10</text:p>
          </table:table-cell>
          <table:table-cell office:value-type="string" calcext:value-type="string">
            <text:p>SELECT_ARRAY_DYNA_10</text:p>
          </table:table-cell>
          <table:table-cell office:value-type="string" calcext:value-type="string">
            <text:p>A select array dynamic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ARRAY_DYNAMIC_100</text:p>
          </table:table-cell>
          <table:table-cell office:value-type="string" calcext:value-type="string">
            <text:p>SELECT_ARRAY_DYNA_100</text:p>
          </table:table-cell>
          <table:table-cell office:value-type="string" calcext:value-type="string">
            <text:p>A select array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E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A date 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E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A time 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ETIME_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A datetime date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NUMERIC</text:p>
          </table:table-cell>
          <table:table-cell office:value-type="string" calcext:value-type="string">
            <text:p>NUMERIC_NUMERIC</text:p>
          </table:table-cell>
          <table:table-cell office:value-type="string" calcext:value-type="string">
            <text:p>NUM_NUM_NUM</text:p>
          </table:table-cell>
          <table:table-cell office:value-type="string" calcext:value-type="string">
            <text:p>A numeric numeric 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RANGE</text:p>
          </table:table-cell>
          <table:table-cell office:value-type="string" calcext:value-type="string">
            <text:p>NUMERIC_RANGE</text:p>
          </table:table-cell>
          <table:table-cell office:value-type="string" calcext:value-type="string">
            <text:p>NUM NUM RANGE</text:p>
          </table:table-cell>
          <table:table-cell office:value-type="string" calcext:value-type="string">
            <text:p>A numeric numeric ran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INTEGER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NUM_NUM_INT</text:p>
          </table:table-cell>
          <table:table-cell office:value-type="string" calcext:value-type="string">
            <text:p>A numeric numeric integ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NUMERIC_COORDINATE</text:p>
          </table:table-cell>
          <table:table-cell office:value-type="string" calcext:value-type="string">
            <text:p>NUM_NUM_COORDINATE</text:p>
          </table:table-cell>
          <table:table-cell office:value-type="string" calcext:value-type="string">
            <text:p>A numeric numeric coordin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BOX_BOOLEA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HECKBOX_BOOL</text:p>
          </table:table-cell>
          <table:table-cell office:value-type="string" calcext:value-type="string">
            <text:p>A checkbox 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BOOLEA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A radio 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CODE_CODE_3</text:p>
          </table:table-cell>
          <table:table-cell office:value-type="string" calcext:value-type="string">
            <text:p>CODE_CODE_3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A radio code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CODE_CODE_10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A radio code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CODE_CODE_100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A radio code code 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CODE_DYNAMIC_3</text:p>
          </table:table-cell>
          <table:table-cell office:value-type="string" calcext:value-type="string">
            <text:p>RADIO CODE DYNA_3</text:p>
          </table:table-cell>
          <table:table-cell office:value-type="string" calcext:value-type="string">
            <text:p>A radio code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CODE_DYNAMIC_10</text:p>
          </table:table-cell>
          <table:table-cell office:value-type="string" calcext:value-type="string">
            <text:p>RADIO CODE DYNA_10</text:p>
          </table:table-cell>
          <table:table-cell office:value-type="string" calcext:value-type="string">
            <text:p>A radio code dynamic 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CODE_DYNAMIC_100</text:p>
          </table:table-cell>
          <table:table-cell office:value-type="string" calcext:value-type="string">
            <text:p>CODE_DYNAMIC_100</text:p>
          </table:table-cell>
          <table:table-cell office:value-type="string" calcext:value-type="string">
            <text:p>RADIO CODE DYNA_100</text:p>
          </table:table-cell>
          <table:table-cell office:value-type="string" calcext:value-type="string">
            <text:p>A radio code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STRING_STRING</text:p>
          </table:table-cell>
          <table:table-cell office:value-type="string" calcext:value-type="string">
            <text:p>STRING_STRING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A text string st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STRING_LINK</text:p>
          </table:table-cell>
          <table:table-cell office:value-type="string" calcext:value-type="string">
            <text:p>STRING_LINK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A text string lin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INTEGER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XT_NUM_INT</text:p>
          </table:table-cell>
          <table:table-cell office:value-type="string" calcext:value-type="string">
            <text:p>A text numeric 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NUMERIC</text:p>
          </table:table-cell>
          <table:table-cell office:value-type="string" calcext:value-type="string">
            <text:p>NUMERIC_NUMERIC</text:p>
          </table:table-cell>
          <table:table-cell office:value-type="string" calcext:value-type="string">
            <text:p>TEXT_NUM_NUM</text:p>
          </table:table-cell>
          <table:table-cell office:value-type="string" calcext:value-type="string">
            <text:p>A text numeric 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RANGE</text:p>
          </table:table-cell>
          <table:table-cell office:value-type="string" calcext:value-type="string">
            <text:p>NUMERIC_RANGE</text:p>
          </table:table-cell>
          <table:table-cell office:value-type="string" calcext:value-type="string">
            <text:p>TEXT_NUM_RANGE</text:p>
          </table:table-cell>
          <table:table-cell office:value-type="string" calcext:value-type="string">
            <text:p>A text numeric ran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POINT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A geom geom poi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LINESTRING</text:p>
          </table:table-cell>
          <table:table-cell office:value-type="string" calcext:value-type="string">
            <text:p>GEOM_LINESTRING</text:p>
          </table:table-cell>
          <table:table-cell office:value-type="string" calcext:value-type="string">
            <text:p>GEOM_GEOM_LINE</text:p>
          </table:table-cell>
          <table:table-cell office:value-type="string" calcext:value-type="string">
            <text:p>A geom geom linest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POLYGON</text:p>
          </table:table-cell>
          <table:table-cell office:value-type="string" calcext:value-type="string">
            <text:p>GEOM_POLYGON</text:p>
          </table:table-cell>
          <table:table-cell office:value-type="string" calcext:value-type="string">
            <text:p>GEOM_GEOM_POLY</text:p>
          </table:table-cell>
          <table:table-cell office:value-type="string" calcext:value-type="string">
            <text:p>A geom geom polyg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_CODE_TREE</text:p>
          </table:table-cell>
          <table:table-cell office:value-type="string" calcext:value-type="string">
            <text:p>CODE_TRE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A tree code tre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_ARRAY_TREE</text:p>
          </table:table-cell>
          <table:table-cell office:value-type="string" calcext:value-type="string">
            <text:p>ARRAY_TRE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A tree array tre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XREF_CODE_TAXREF</text:p>
          </table:table-cell>
          <table:table-cell office:value-type="string" calcext:value-type="string">
            <text:p>CODE_TAXREF</text:p>
          </table:table-cell>
          <table:table-cell office:value-type="string" calcext:value-type="string">
            <text:p>TAX_CODE_TAX</text:p>
          </table:table-cell>
          <table:table-cell office:value-type="string" calcext:value-type="string">
            <text:p>A taxref code taxr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XREF_ARRAY_TAXREF</text:p>
          </table:table-cell>
          <table:table-cell office:value-type="string" calcext:value-type="string">
            <text:p>ARRAY_TAXREF</text:p>
          </table:table-cell>
          <table:table-cell office:value-type="string" calcext:value-type="string">
            <text:p>TAX_ARRAY_TAX</text:p>
          </table:table-cell>
          <table:table-cell office:value-type="string" calcext:value-type="string">
            <text:p>A taxref array taxr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_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An image image</text:p>
          </table:table-cell>
          <table:table-cell table:number-columns-repeated="102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7" table:default-cell-style-name="ce26"/>
        <table:table-column table:style-name="co68" table:default-cell-style-name="Default"/>
        <table:table-column table:style-name="co69" table:default-cell-style-name="Default"/>
        <table:table-column table:style-name="co70" table:default-cell-style-name="ce26"/>
        <table:table-column table:style-name="co71" table:default-cell-style-name="ce26"/>
        <table:table-row table:style-name="ro12">
          <table:table-cell table:style-name="ce20" office:value-type="string" calcext:value-type="string">
            <text:p>unit</text:p>
            <draw:control table:end-cell-address="unit.B1" table:end-x="11.29mm" table:end-y="9.05mm" draw:z-index="0" draw:name="Export CSV" draw:style-name="gr6" draw:text-style-name="P5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28" office:value-type="string" calcext:value-type="string">
            <office:annotation draw:style-name="gr8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7"><text:span text:style-name="T4"><text:tab/></text:span><text:span text:style-name="T4">Authorized types :</text:span></text:p>
              <text:p text:style-name="P7"><text:span text:style-name="T8"/></text:p>
              <text:p text:style-name="P7"><text:span text:style-name="T4"><text:tab/></text:span><text:span text:style-name="T8">// a String </text:span></text:p>
              <text:p text:style-name="P7"><text:span text:style-name="T4"><text:tab/></text:span><text:span text:style-name="T4">String </text:span><text:span text:style-name="T9">STRING</text:span><text:span text:style-name="T4"> = </text:span><text:span text:style-name="T10">"STRING"</text:span><text:span text:style-name="T4">;</text:span></text:p>
              <text:p text:style-name="P7"><text:span text:style-name="T5"/></text:p>
              <text:p text:style-name="P7"><text:span text:style-name="T4"><text:tab/></text:span><text:span text:style-name="T8">// a code (mapped to java type String)</text:span></text:p>
              <text:p text:style-name="P7"><text:span text:style-name="T4"><text:tab/></text:span><text:span text:style-name="T4">String </text:span><text:span text:style-name="T9">CODE</text:span><text:span text:style-name="T4"> = </text:span><text:span text:style-name="T10">"CODE"</text:span><text:span text:style-name="T4">;</text:span></text:p>
              <text:p text:style-name="P7"><text:span text:style-name="T5"/></text:p>
              <text:p text:style-name="P7"><text:span text:style-name="T4"><text:tab/></text:span><text:span text:style-name="T8">// a decimal value comprised in a specified range (mapped to java type BigDecimal)</text:span></text:p>
              <text:p text:style-name="P7"><text:span text:style-name="T4"><text:tab/></text:span><text:span text:style-name="T4">String </text:span><text:span text:style-name="T9">RANGE</text:span><text:span text:style-name="T4"> = </text:span><text:span text:style-name="T10">"RANGE"</text:span><text:span text:style-name="T4">;</text:span></text:p>
              <text:p text:style-name="P7"><text:span text:style-name="T5"/></text:p>
              <text:p text:style-name="P7"><text:span text:style-name="T4"><text:tab/></text:span><text:span text:style-name="T8">// a numeric value (mapped to java type BigDecimal)</text:span></text:p>
              <text:p text:style-name="P7"><text:span text:style-name="T4"><text:tab/></text:span><text:span text:style-name="T4">String </text:span><text:span text:style-name="T9">NUMERIC</text:span><text:span text:style-name="T4"> = </text:span><text:span text:style-name="T10">"NUMERIC"</text:span><text:span text:style-name="T4">;</text:span></text:p>
              <text:p text:style-name="P7"><text:span text:style-name="T5"/></text:p>
              <text:p text:style-name="P7"><text:span text:style-name="T4"><text:tab/></text:span><text:span text:style-name="T8">// an integer (mapped to java type Integer)</text:span></text:p>
              <text:p text:style-name="P7"><text:span text:style-name="T4"><text:tab/></text:span><text:span text:style-name="T4">String </text:span><text:span text:style-name="T9">INTEGER</text:span><text:span text:style-name="T4"> = </text:span><text:span text:style-name="T10">"INTEGER"</text:span><text:span text:style-name="T4">;</text:span></text:p>
              <text:p text:style-name="P7"><text:span text:style-name="T5"/></text:p>
              <text:p text:style-name="P7"><text:span text:style-name="T4"><text:tab/></text:span><text:span text:style-name="T8">// a geographic coordinate (mapped to java type BigDecimal)</text:span></text:p>
              <text:p text:style-name="P7"><text:span text:style-name="T4"><text:tab/></text:span><text:span text:style-name="T4">String </text:span><text:span text:style-name="T9">COORDINATE</text:span><text:span text:style-name="T4"> = </text:span><text:span text:style-name="T10">"COORDINATE"</text:span><text:span text:style-name="T4">;</text:span></text:p>
              <text:p text:style-name="P7"><text:span text:style-name="T5"/></text:p>
              <text:p text:style-name="P7"><text:span text:style-name="T4"><text:tab/></text:span><text:span text:style-name="T8">// a date (mapped to java type Date)</text:span></text:p>
              <text:p text:style-name="P7"><text:span text:style-name="T4"><text:tab/></text:span><text:span text:style-name="T4">String </text:span><text:span text:style-name="T9">DATE</text:span><text:span text:style-name="T4"> = </text:span><text:span text:style-name="T10">"DATE"</text:span><text:span text:style-name="T4">;</text:span></text:p>
            </office:annotation>
            <text:p>type</text:p>
          </table:table-cell>
          <table:table-cell table:style-name="ce28" office:value-type="string" calcext:value-type="string">
            <text:p>subtype</text:p>
          </table:table-cell>
          <table:table-cell table:style-name="ce29" office:value-type="string" calcext:value-type="string">
            <text:p>label</text:p>
          </table:table-cell>
          <table:table-cell table:style-name="ce29" office:value-type="string" calcext:value-type="string">
            <text:p>definition</text:p>
          </table:table-cell>
        </table:table-row>
        <table:table-row table:style-name="ro5">
          <table:table-cell table:style-name="ce23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A variable name</text:p>
          </table:table-cell>
          <table:table-cell table:style-name="Default"/>
        </table:table-row>
        <table:table-row table:style-name="ro5">
          <table:table-cell table:style-name="ce23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A integer value</text:p>
          </table:table-cell>
          <table:table-cell table:style-name="Default"/>
        </table:table-row>
        <table:table-row table:style-name="ro5">
          <table:table-cell table:style-name="ce23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A float value</text:p>
          </table:table-cell>
          <table:table-cell table:style-name="Default"/>
        </table:table-row>
        <table:table-row table:style-name="ro5">
          <table:table-cell table:style-name="ce23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A text value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cm</text:p>
          </table:table-cell>
          <table:table-cell table:style-name="Default" office:value-type="string" calcext:value-type="string">
            <text:p>Centimetre</text:p>
          </table:table-cell>
        </table:table-row>
        <table:table-row table:style-name="ro5">
          <table:table-cell table:style-name="Default"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table:style-name="Default" office:value-type="string" calcext:value-type="string">
            <text:p>Degree Minute and Second of a coordinate</text:p>
          </table:table-cell>
          <table:table-cell table:style-name="Default"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table:style-name="Default"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Percentage.</text:p>
          </table:table-cell>
        </table:table-row>
        <table:table-row table:style-name="ro5">
          <table:table-cell table:style-name="ce24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23" office:value-type="string" calcext:value-type="string">
            <text:p>The identifier of the provider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The code of the plot</text:p>
          </table:table-cell>
          <table:table-cell table:style-name="Default" office:value-type="string" calcext:value-type="string">
            <text:p>The code of the plot (code used by the country)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A comment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Default" office:value-type="string" calcext:value-type="string">
            <text:p>The identifier of a dataset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Submission identifier</text:p>
          </table:table-cell>
          <table:table-cell table:style-name="Default" office:value-type="string" calcext:value-type="string">
            <text:p>An identifier of a submission</text:p>
          </table:table-cell>
        </table:table-row>
        <table:table-row table:style-name="ro2">
          <table:table-cell table:style-name="Default"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style-name="Default" office:value-type="string" calcext:value-type="string">
            <text:p>The geometry of a line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eter</text:p>
          </table:table-cell>
        </table:table-row>
        <table:table-row table:style-name="ro5">
          <table:table-cell table:style-name="Default"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m2</text:p>
          </table:table-cell>
          <table:table-cell table:style-name="Default" office:value-type="string" calcext:value-type="string">
            <text:p>Square meter</text:p>
          </table:table-cell>
        </table:table-row>
        <table:table-row table:style-name="ro5">
          <table:table-cell table:style-name="Default"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km2</text:p>
          </table:table-cell>
          <table:table-cell table:style-name="Default" office:value-type="string" calcext:value-type="string">
            <text:p>Square kilometer</text:p>
          </table:table-cell>
        </table:table-row>
        <table:table-row table:style-name="ro5">
          <table:table-cell table:style-name="Default"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m3</text:p>
          </table:table-cell>
          <table:table-cell table:style-name="Default" office:value-type="string" calcext:value-type="string">
            <text:p>Cubic meter</text:p>
          </table:table-cell>
        </table:table-row>
        <table:table-row table:style-name="ro5">
          <table:table-cell table:style-name="Default"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Square meter per hectare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Tree species code</text:p>
          </table:table-cell>
          <table:table-cell table:style-name="Default" office:value-type="string" calcext:value-type="string">
            <text:p>The code of the specie of the tre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The cycle of inventory</text:p>
          </table:table-cell>
          <table:table-cell table:style-name="Default"/>
        </table:table-row>
        <table:table-row table:style-name="ro5">
          <table:table-cell table:style-name="ce31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Is the plot inside a forest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Degree, between 0 and 359</text:p>
          </table:table-cell>
          <table:table-cell table:style-name="Default" office:value-type="string" calcext:value-type="string">
            <text:p>North=0</text:p>
          </table:table-cell>
        </table:table-row>
        <table:table-row table:style-name="ro5">
          <table:table-cell table:style-name="ce25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Species class</text:p>
          </table:table-cell>
          <table:table-cell table:style-name="Default" office:value-type="string" calcext:value-type="string">
            <text:p>Species class (conifers/broadleaves)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Default" office:value-type="string" calcext:value-type="string">
            <text:p>The identifier of a tree</text:p>
          </table:table-cell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Exemple de liste de codes à choix multiples, à partir d'une table</text:p>
          </table:table-cell>
        </table:table-row>
        <table:table-row table:style-name="ro2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Default" office:value-type="string" calcext:value-type="string">
            <text:p>Identifiant de taxon</text:p>
          </table:table-cell>
          <table:table-cell table:style-name="Default" office:value-type="string" calcext:value-type="string">
            <text:p>Exemple d'arborescence taxonomique</text:p>
          </table:table-cell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Default" office:value-type="string" calcext:value-type="string">
            <text:p>Département</text:p>
          </table:table-cell>
          <table:table-cell table:style-name="Default" office:value-type="string" calcext:value-type="string">
            <text:p>Exemple de liste de code à partir d'une table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table:style-name="Default" office:value-type="string" calcext:value-type="string">
            <text:p>Une photo</text:p>
          </table:table-cell>
          <table:table-cell table:style-name="Default" office:value-type="string" calcext:value-type="string">
            <text:p>Exemple d'image à uploader</text:p>
          </table:table-cell>
        </table:table-row>
        <table:table-row table:style-name="ro2">
          <table:table-cell table:style-name="ce24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Default" office:value-type="string" calcext:value-type="string">
            <text:p>Corine biotope</text:p>
          </table:table-cell>
          <table:table-cell table:style-name="Default" office:value-type="string" calcext:value-type="string">
            <text:p>Exemple d'arborescence simple, a choix multiple</text:p>
          </table:table-cell>
        </table:table-row>
        <table:table-row table:style-name="ro2">
          <table:table-cell table:style-name="Default"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Fiche placette</text:p>
          </table:table-cell>
          <table:table-cell table:style-name="Default" office:value-type="string" calcext:value-type="string">
            <text:p>Exemple de lien URL</text:p>
          </table:table-cell>
        </table:table-row>
        <table:table-row table:style-name="ro3">
          <table:table-cell office:value-type="string" calcext:value-type="string">
            <text:p>ARRAY_CODE_3</text:p>
          </table:table-cell>
          <table:table-cell table:style-name="ce26" office:value-type="string" calcext:value-type="string">
            <text:p>ARRAY</text:p>
          </table:table-cell>
          <table:table-cell table:style-name="ce26" office:value-type="string" calcext:value-type="string">
            <text:p>MODE</text:p>
          </table:table-cell>
          <table:table-cell office:value-type="string" calcext:value-type="string">
            <text:p>ARRAY_CODE_3</text:p>
          </table:table-cell>
          <table:table-cell office:value-type="string" calcext:value-type="string">
            <text:p>An array code 3</text:p>
          </table:table-cell>
        </table:table-row>
        <table:table-row table:style-name="ro3">
          <table:table-cell office:value-type="string" calcext:value-type="string">
            <text:p>ARRAY_CODE_10</text:p>
          </table:table-cell>
          <table:table-cell table:style-name="ce26" office:value-type="string" calcext:value-type="string">
            <text:p>ARRAY</text:p>
          </table:table-cell>
          <table:table-cell table:style-name="ce26" office:value-type="string" calcext:value-type="string">
            <text:p>MODE</text:p>
          </table:table-cell>
          <table:table-cell office:value-type="string" calcext:value-type="string">
            <text:p>ARRAY_CODE_10</text:p>
          </table:table-cell>
          <table:table-cell office:value-type="string" calcext:value-type="string">
            <text:p>An array code 10</text:p>
          </table:table-cell>
        </table:table-row>
        <table:table-row table:style-name="ro3">
          <table:table-cell office:value-type="string" calcext:value-type="string">
            <text:p>ARRAY_CODE_100</text:p>
          </table:table-cell>
          <table:table-cell table:style-name="ce26" office:value-type="string" calcext:value-type="string">
            <text:p>ARRAY</text:p>
          </table:table-cell>
          <table:table-cell table:style-name="ce26" office:value-type="string" calcext:value-type="string">
            <text:p>MODE</text:p>
          </table:table-cell>
          <table:table-cell office:value-type="string" calcext:value-type="string">
            <text:p>ARRAY_CODE_100</text:p>
          </table:table-cell>
          <table:table-cell office:value-type="string" calcext:value-type="string">
            <text:p>An array code 100</text:p>
          </table:table-cell>
        </table:table-row>
        <table:table-row table:style-name="ro3">
          <table:table-cell office:value-type="string" calcext:value-type="string">
            <text:p>ARRAY_DYNAMIC_3</text:p>
          </table:table-cell>
          <table:table-cell table:style-name="ce26" office:value-type="string" calcext:value-type="string">
            <text:p>ARRAY</text:p>
          </table:table-cell>
          <table:table-cell table:style-name="ce26" office:value-type="string" calcext:value-type="string">
            <text:p>DYNAMIC</text:p>
          </table:table-cell>
          <table:table-cell office:value-type="string" calcext:value-type="string">
            <text:p>ARRAY_DYNAMIC_3</text:p>
          </table:table-cell>
          <table:table-cell office:value-type="string" calcext:value-type="string">
            <text:p>An array dynamic 3</text:p>
          </table:table-cell>
        </table:table-row>
        <table:table-row table:style-name="ro3">
          <table:table-cell office:value-type="string" calcext:value-type="string">
            <text:p>ARRAY_DYNAMIC_10</text:p>
          </table:table-cell>
          <table:table-cell table:style-name="ce26" office:value-type="string" calcext:value-type="string">
            <text:p>ARRAY</text:p>
          </table:table-cell>
          <table:table-cell table:style-name="ce26" office:value-type="string" calcext:value-type="string">
            <text:p>DYNAMIC</text:p>
          </table:table-cell>
          <table:table-cell office:value-type="string" calcext:value-type="string">
            <text:p>ARRAY_DYNAMIC_10</text:p>
          </table:table-cell>
          <table:table-cell office:value-type="string" calcext:value-type="string">
            <text:p>An array dynamic 10</text:p>
          </table:table-cell>
        </table:table-row>
        <table:table-row table:style-name="ro3">
          <table:table-cell office:value-type="string" calcext:value-type="string">
            <text:p>ARRAY_DYNAMIC_100</text:p>
          </table:table-cell>
          <table:table-cell table:style-name="ce26" office:value-type="string" calcext:value-type="string">
            <text:p>ARRAY</text:p>
          </table:table-cell>
          <table:table-cell table:style-name="ce26" office:value-type="string" calcext:value-type="string">
            <text:p>DYNAMIC</text:p>
          </table:table-cell>
          <table:table-cell office:value-type="string" calcext:value-type="string">
            <text:p>ARRAY_DYNAMIC_100</text:p>
          </table:table-cell>
          <table:table-cell office:value-type="string" calcext:value-type="string">
            <text:p>An array dynamic 100</text:p>
          </table:table-cell>
        </table:table-row>
        <table:table-row table:style-name="ro2">
          <table:table-cell office:value-type="string" calcext:value-type="string">
            <text:p>ARRAY_TAXREF</text:p>
          </table:table-cell>
          <table:table-cell table:style-name="ce26" office:value-type="string" calcext:value-type="string">
            <text:p>ARRAY</text:p>
          </table:table-cell>
          <table:table-cell table:style-name="ce26" office:value-type="string" calcext:value-type="string">
            <text:p>TAXREF</text:p>
          </table:table-cell>
          <table:table-cell office:value-type="string" calcext:value-type="string">
            <text:p>ARRAY_TAXREF</text:p>
          </table:table-cell>
          <table:table-cell office:value-type="string" calcext:value-type="string">
            <text:p>An Array taxref</text:p>
          </table:table-cell>
        </table:table-row>
        <table:table-row table:style-name="ro2">
          <table:table-cell office:value-type="string" calcext:value-type="string">
            <text:p>ARRAY_TREE</text:p>
          </table:table-cell>
          <table:table-cell table:style-name="ce26" office:value-type="string" calcext:value-type="string">
            <text:p>ARRAY</text:p>
          </table:table-cell>
          <table:table-cell table:style-name="ce26" office:value-type="string" calcext:value-type="string">
            <text:p>TREE</text:p>
          </table:table-cell>
          <table:table-cell office:value-type="string" calcext:value-type="string">
            <text:p>ARRAY_TREE</text:p>
          </table:table-cell>
          <table:table-cell office:value-type="string" calcext:value-type="string">
            <text:p>An array tree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table:style-name="ce26" office:value-type="string" calcext:value-type="string">
            <text:p>BOOLEAN</text:p>
          </table:table-cell>
          <table:table-cell table:style-name="ce26"/>
          <table:table-cell office:value-type="string" calcext:value-type="string">
            <text:p>BOOLEAN</text:p>
          </table:table-cell>
          <table:table-cell office:value-type="string" calcext:value-type="string">
            <text:p>A boolean</text:p>
          </table:table-cell>
        </table:table-row>
        <table:table-row table:style-name="ro3">
          <table:table-cell office:value-type="string" calcext:value-type="string">
            <text:p>CODE_CODE_3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MODE</text:p>
          </table:table-cell>
          <table:table-cell office:value-type="string" calcext:value-type="string">
            <text:p>CODE_CODE_3</text:p>
          </table:table-cell>
          <table:table-cell office:value-type="string" calcext:value-type="string">
            <text:p>A code code 3</text:p>
          </table:table-cell>
        </table:table-row>
        <table:table-row table:style-name="ro3">
          <table:table-cell office:value-type="string" calcext:value-type="string">
            <text:p>CODE_CODE_10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MODE</text:p>
          </table:table-cell>
          <table:table-cell office:value-type="string" calcext:value-type="string">
            <text:p>CODE_CODE_10</text:p>
          </table:table-cell>
          <table:table-cell office:value-type="string" calcext:value-type="string">
            <text:p>A code code 10</text:p>
          </table:table-cell>
        </table:table-row>
        <table:table-row table:style-name="ro3">
          <table:table-cell office:value-type="string" calcext:value-type="string">
            <text:p>CODE_CODE_100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MODE</text:p>
          </table:table-cell>
          <table:table-cell office:value-type="string" calcext:value-type="string">
            <text:p>CODE_CODE_100</text:p>
          </table:table-cell>
          <table:table-cell office:value-type="string" calcext:value-type="string">
            <text:p>A code code 100</text:p>
          </table:table-cell>
        </table:table-row>
        <table:table-row table:style-name="ro3">
          <table:table-cell office:value-type="string" calcext:value-type="string">
            <text:p>CODE_DYNAMIC_3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DYNAMIC</text:p>
          </table:table-cell>
          <table:table-cell office:value-type="string" calcext:value-type="string">
            <text:p>CODE_DYNAMIC_3</text:p>
          </table:table-cell>
          <table:table-cell office:value-type="string" calcext:value-type="string">
            <text:p>A code dynamic 3</text:p>
          </table:table-cell>
        </table:table-row>
        <table:table-row table:style-name="ro3">
          <table:table-cell office:value-type="string" calcext:value-type="string">
            <text:p>CODE_DYNAMIC_10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DYNAMIC</text:p>
          </table:table-cell>
          <table:table-cell office:value-type="string" calcext:value-type="string">
            <text:p>CODE_DYNAMIC_10</text:p>
          </table:table-cell>
          <table:table-cell office:value-type="string" calcext:value-type="string">
            <text:p>A code dynamic 10</text:p>
          </table:table-cell>
        </table:table-row>
        <table:table-row table:style-name="ro3">
          <table:table-cell office:value-type="string" calcext:value-type="string">
            <text:p>CODE_DYNAMIC_100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DYNAMIC</text:p>
          </table:table-cell>
          <table:table-cell office:value-type="string" calcext:value-type="string">
            <text:p>CODE_DYNAMIC_100</text:p>
          </table:table-cell>
          <table:table-cell office:value-type="string" calcext:value-type="string">
            <text:p>A code dynamic 100</text:p>
          </table:table-cell>
        </table:table-row>
        <table:table-row table:style-name="ro2">
          <table:table-cell office:value-type="string" calcext:value-type="string">
            <text:p>CODE_TAXREF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TAXREF</text:p>
          </table:table-cell>
          <table:table-cell office:value-type="string" calcext:value-type="string">
            <text:p>CODE_TAXREF</text:p>
          </table:table-cell>
          <table:table-cell office:value-type="string" calcext:value-type="string">
            <text:p>A code taxref</text:p>
          </table:table-cell>
        </table:table-row>
        <table:table-row table:style-name="ro2">
          <table:table-cell office:value-type="string" calcext:value-type="string">
            <text:p>CODE_TREE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TREE</text:p>
          </table:table-cell>
          <table:table-cell office:value-type="string" calcext:value-type="string">
            <text:p>CODE_TREE</text:p>
          </table:table-cell>
          <table:table-cell office:value-type="string" calcext:value-type="string">
            <text:p>A code tree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table:style-name="ce26" office:value-type="string" calcext:value-type="string">
            <text:p>DATE</text:p>
          </table:table-cell>
          <table:table-cell table:style-name="ce26"/>
          <table:table-cell office:value-type="string" calcext:value-type="string">
            <text:p>DATE</text:p>
          </table:table-cell>
          <table:table-cell office:value-type="string" calcext:value-type="string">
            <text:p>A date</text:p>
          </table:table-cell>
        </table:table-row>
        <table:table-row table:style-name="ro2">
          <table:table-cell office:value-type="string" calcext:value-type="string">
            <text:p>DATETIME</text:p>
          </table:table-cell>
          <table:table-cell table:style-name="ce26" office:value-type="string" calcext:value-type="string">
            <text:p>DATETIME</text:p>
          </table:table-cell>
          <table:table-cell table:style-name="ce26"/>
          <table:table-cell office:value-type="string" calcext:value-type="string">
            <text:p>DATETIME</text:p>
          </table:table-cell>
          <table:table-cell office:value-type="string" calcext:value-type="string">
            <text:p>A datetime</text:p>
          </table:table-cell>
        </table:table-row>
        <table:table-row table:style-name="ro2">
          <table:table-cell office:value-type="string" calcext:value-type="string">
            <text:p>GEOM_LINESTRING</text:p>
          </table:table-cell>
          <table:table-cell table:style-name="ce26" office:value-type="string" calcext:value-type="string">
            <text:p>GEOM</text:p>
          </table:table-cell>
          <table:table-cell table:style-name="ce26" office:value-type="string" calcext:value-type="string">
            <text:p>LINESTRING</text:p>
          </table:table-cell>
          <table:table-cell office:value-type="string" calcext:value-type="string">
            <text:p>GEOM_LINESTRING</text:p>
          </table:table-cell>
          <table:table-cell office:value-type="string" calcext:value-type="string">
            <text:p>A geom linestring</text:p>
          </table:table-cell>
        </table:table-row>
        <table:table-row table:style-name="ro2">
          <table:table-cell office:value-type="string" calcext:value-type="string">
            <text:p>GEOM_POINT</text:p>
          </table:table-cell>
          <table:table-cell table:style-name="ce26" office:value-type="string" calcext:value-type="string">
            <text:p>GEOM</text:p>
          </table:table-cell>
          <table:table-cell table:style-name="ce26" office:value-type="string" calcext:value-type="string">
            <text:p>POINT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A geom point</text:p>
          </table:table-cell>
        </table:table-row>
        <table:table-row table:style-name="ro2">
          <table:table-cell office:value-type="string" calcext:value-type="string">
            <text:p>GEOM_POLYGON</text:p>
          </table:table-cell>
          <table:table-cell table:style-name="ce26" office:value-type="string" calcext:value-type="string">
            <text:p>GEOM</text:p>
          </table:table-cell>
          <table:table-cell table:style-name="ce26" office:value-type="string" calcext:value-type="string">
            <text:p>POLYGON</text:p>
          </table:table-cell>
          <table:table-cell office:value-type="string" calcext:value-type="string">
            <text:p>GEOM_POLYGON</text:p>
          </table:table-cell>
          <table:table-cell office:value-type="string" calcext:value-type="string">
            <text:p>A geom polygon</text:p>
          </table:table-cell>
        </table:table-row>
        <table:table-row table:style-name="ro2">
          <table:table-cell office:value-type="string" calcext:value-type="string">
            <text:p>IMAGE</text:p>
          </table:table-cell>
          <table:table-cell table:style-name="ce26" office:value-type="string" calcext:value-type="string">
            <text:p>IMAGE</text:p>
          </table:table-cell>
          <table:table-cell table:style-name="ce26"/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</table:table-row>
        <table:table-row table:style-name="ro2">
          <table:table-cell office:value-type="string" calcext:value-type="string">
            <text:p>NUMERIC_INTEGER</text:p>
          </table:table-cell>
          <table:table-cell table:style-name="ce26" office:value-type="string" calcext:value-type="string">
            <text:p>NUMERIC</text:p>
          </table:table-cell>
          <table:table-cell table:style-name="ce26" office:value-type="string" calcext:value-type="string">
            <text:p>INTEGER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A numeric integer</text:p>
          </table:table-cell>
        </table:table-row>
        <table:table-row table:style-name="ro2">
          <table:table-cell office:value-type="string" calcext:value-type="string">
            <text:p>NUMERIC_NUMERIC</text:p>
          </table:table-cell>
          <table:table-cell table:number-columns-repeated="2" table:style-name="ce26" office:value-type="string" calcext:value-type="string">
            <text:p>NUMERIC</text:p>
          </table:table-cell>
          <table:table-cell office:value-type="string" calcext:value-type="string">
            <text:p>NUMERIC_NUMERIC</text:p>
          </table:table-cell>
          <table:table-cell office:value-type="string" calcext:value-type="string">
            <text:p>A numeric numeric</text:p>
          </table:table-cell>
        </table:table-row>
        <table:table-row table:style-name="ro2">
          <table:table-cell office:value-type="string" calcext:value-type="string">
            <text:p>NUMERIC_RANGE</text:p>
          </table:table-cell>
          <table:table-cell table:style-name="ce26" office:value-type="string" calcext:value-type="string">
            <text:p>NUMERIC</text:p>
          </table:table-cell>
          <table:table-cell table:style-name="ce26" office:value-type="string" calcext:value-type="string">
            <text:p>RANGE</text:p>
          </table:table-cell>
          <table:table-cell office:value-type="string" calcext:value-type="string">
            <text:p>NUMERIC_RANGE</text:p>
          </table:table-cell>
          <table:table-cell office:value-type="string" calcext:value-type="string">
            <text:p>A numeric range</text:p>
          </table:table-cell>
        </table:table-row>
        <table:table-row table:style-name="ro3">
          <table:table-cell office:value-type="string" calcext:value-type="string">
            <text:p>NUMERIC_COORDINATE</text:p>
          </table:table-cell>
          <table:table-cell table:style-name="ce26" office:value-type="string" calcext:value-type="string">
            <text:p>NUMERIC</text:p>
          </table:table-cell>
          <table:table-cell table:style-name="ce26" office:value-type="string" calcext:value-type="string">
            <text:p>COORDINATE</text:p>
          </table:table-cell>
          <table:table-cell office:value-type="string" calcext:value-type="string">
            <text:p>NUMERIC_COORD</text:p>
          </table:table-cell>
          <table:table-cell office:value-type="string" calcext:value-type="string">
            <text:p>A numeric coordinate</text:p>
          </table:table-cell>
        </table:table-row>
        <table:table-row table:style-name="ro2">
          <table:table-cell office:value-type="string" calcext:value-type="string">
            <text:p>STRING_LINK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LINK</text:p>
          </table:table-cell>
          <table:table-cell office:value-type="string" calcext:value-type="string">
            <text:p>STRING_LINK</text:p>
          </table:table-cell>
          <table:table-cell office:value-type="string" calcext:value-type="string">
            <text:p>A string link</text:p>
          </table:table-cell>
        </table:table-row>
        <table:table-row table:style-name="ro2">
          <table:table-cell office:value-type="string" calcext:value-type="string">
            <text:p>STRING_STRING</text:p>
          </table:table-cell>
          <table:table-cell table:number-columns-repeated="2" table:style-name="ce26" office:value-type="string" calcext:value-type="string">
            <text:p>STRING</text:p>
          </table:table-cell>
          <table:table-cell office:value-type="string" calcext:value-type="string">
            <text:p>STRING_STRING</text:p>
          </table:table-cell>
          <table:table-cell office:value-type="string" calcext:value-type="string">
            <text:p>A string string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table:style-name="ce26" office:value-type="string" calcext:value-type="string">
            <text:p>TIME</text:p>
          </table:table-cell>
          <table:table-cell table:style-name="ce26"/>
          <table:table-cell office:value-type="string" calcext:value-type="string">
            <text:p>TIME</text:p>
          </table:table-cell>
          <table:table-cell office:value-type="string" calcext:value-type="string">
            <text:p>A tim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2" table:default-cell-style-name="Default"/>
        <table:table-column table:style-name="co73" table:default-cell-style-name="ce38"/>
        <table:table-column table:style-name="co79" table:default-cell-style-name="ce32"/>
        <table:table-column table:style-name="co80" table:number-columns-repeated="2" table:default-cell-style-name="Default"/>
        <table:table-column table:style-name="co7" table:number-columns-repeated="1019" table:default-cell-style-name="Default"/>
        <table:table-row table:style-name="ro12">
          <table:table-cell table:style-name="ce20" office:value-type="string" calcext:value-type="string">
            <text:p>Unit</text:p>
            <draw:control table:end-cell-address="mode.B1" table:end-x="13.83mm" table:end-y="9.05mm" draw:z-index="0" draw:name="Export CSV" draw:style-name="gr6" draw:text-style-name="P5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35" office:value-type="string" calcext:value-type="string">
            <text:p>Code</text:p>
          </table:table-cell>
          <table:table-cell table:style-name="ce20" office:value-type="string" calcext:value-type="string">
            <text:p>Position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Definition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Other broadleave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Other conifer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Other shrub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Abies alb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2" office:value-type="string" calcext:value-type="string">
            <text:p>Abies cephalon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Abies grand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Abies lasiocarp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2" office:value-type="string" calcext:value-type="string">
            <text:p>Abies nebrod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2" office:value-type="string" calcext:value-type="string">
            <text:p>Abies nordmannia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Abies pinsapo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2" office:value-type="string" calcext:value-type="string">
            <text:p>Abies proce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2" office:value-type="string" calcext:value-type="string">
            <text:p>Abies sibir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2" office:value-type="string" calcext:value-type="string">
            <text:p>Abie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2" office:value-type="string" calcext:value-type="string">
            <text:p>Acacia cyanophyll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2" office:value-type="string" calcext:value-type="string">
            <text:p>Acacia cyclop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32" office:value-type="string" calcext:value-type="string">
            <text:p>Acacia dealbat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2" office:value-type="string" calcext:value-type="string">
            <text:p>Acacia farnesia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2" office:value-type="string" calcext:value-type="string">
            <text:p>Acacia karoo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32" office:value-type="string" calcext:value-type="string">
            <text:p>Acacia longifol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32" office:value-type="string" calcext:value-type="string">
            <text:p>Acacia mearnsii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2" office:value-type="string" calcext:value-type="string">
            <text:p>Acacia melanoxylon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32" office:value-type="string" calcext:value-type="string">
            <text:p>Acacia pycnanth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2" office:value-type="string" calcext:value-type="string">
            <text:p>Acacia retinode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32" office:value-type="string" calcext:value-type="string">
            <text:p>Acaci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32" office:value-type="string" calcext:value-type="string">
            <text:p>Acer campestre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32" office:value-type="string" calcext:value-type="string">
            <text:p>Acer granatense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32" office:value-type="string" calcext:value-type="string">
            <text:p>Acer heldreichii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32" office:value-type="string" calcext:value-type="string">
            <text:p>Acer hyrcanum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2" office:value-type="string" calcext:value-type="string">
            <text:p>Acer lobelii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32" office:value-type="string" calcext:value-type="string">
            <text:p>Acer monspessulanum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2" office:value-type="string" calcext:value-type="string">
            <text:p>Acer negundo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2" office:value-type="string" calcext:value-type="string">
            <text:p>Acer obtusatum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2" office:value-type="string" calcext:value-type="string">
            <text:p>Acer opal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2" office:value-type="string" calcext:value-type="string">
            <text:p>Acer platanoide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2" office:value-type="string" calcext:value-type="string">
            <text:p>Acer pseudoplatan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2" office:value-type="string" calcext:value-type="string">
            <text:p>Acer semperviren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2" office:value-type="string" calcext:value-type="string">
            <text:p>Acer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32" office:value-type="string" calcext:value-type="string">
            <text:p>Acer stevenii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32" office:value-type="string" calcext:value-type="string">
            <text:p>Acer tataricum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2" office:value-type="string" calcext:value-type="string">
            <text:p>Acer trautvetteri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32" office:value-type="string" calcext:value-type="string">
            <text:p>Aesculus hippocastaneaum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2" office:value-type="string" calcext:value-type="string">
            <text:p>Ailanthus altissima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2" office:value-type="string" calcext:value-type="string">
            <text:p>Ailanthus sp. (glandulosa)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2" office:value-type="string" calcext:value-type="string">
            <text:p>Alnus cordat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32" office:value-type="string" calcext:value-type="string">
            <text:p>Alnus glutinos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32" office:value-type="string" calcext:value-type="string">
            <text:p>Alnus inca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32" office:value-type="string" calcext:value-type="string">
            <text:p>Aln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32" office:value-type="string" calcext:value-type="string">
            <text:p>Alnus virid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2" office:value-type="string" calcext:value-type="string">
            <text:p>Amelanchier canad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2" office:value-type="string" calcext:value-type="string">
            <text:p>Amelanchier grandiflo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32" office:value-type="string" calcext:value-type="string">
            <text:p>Amelanchier oval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32" office:value-type="string" calcext:value-type="string">
            <text:p>Amelanchier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2" office:value-type="string" calcext:value-type="string">
            <text:p>Amelanchier spicat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32" office:value-type="string" calcext:value-type="string">
            <text:p>Arbutus andrachne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32" office:value-type="string" calcext:value-type="string">
            <text:p>Arbut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32" office:value-type="string" calcext:value-type="string">
            <text:p>Arbutus unedo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32" office:value-type="string" calcext:value-type="string">
            <text:p>Berberis vulgar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32" office:value-type="string" calcext:value-type="string">
            <text:p>Betula humilis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Betula nana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32" office:value-type="string" calcext:value-type="string">
            <text:p>Betula pendul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32" office:value-type="string" calcext:value-type="string">
            <text:p>Betula pubescen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32" office:value-type="string" calcext:value-type="string">
            <text:p>Betul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32" office:value-type="string" calcext:value-type="string">
            <text:p>Buxus balear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32" office:value-type="string" calcext:value-type="string">
            <text:p>Buxus semperviren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32" office:value-type="string" calcext:value-type="string">
            <text:p>Bux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32" office:value-type="string" calcext:value-type="string">
            <text:p>Carpinus betul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32" office:value-type="string" calcext:value-type="string">
            <text:p>Carpinus oriental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32" office:value-type="string" calcext:value-type="string">
            <text:p>Carpin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32" office:value-type="string" calcext:value-type="string">
            <text:p>Castanea sativa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32" office:value-type="string" calcext:value-type="string">
            <text:p>Castane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32" office:value-type="string" calcext:value-type="string">
            <text:p>Cedrus atlant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32" office:value-type="string" calcext:value-type="string">
            <text:p>Cedrus deoda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32" office:value-type="string" calcext:value-type="string">
            <text:p>Cedrus libani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32" office:value-type="string" calcext:value-type="string">
            <text:p>Cedr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32" office:value-type="string" calcext:value-type="string">
            <text:p>Celtis austral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32" office:value-type="string" calcext:value-type="string">
            <text:p>Ceratonia siliqu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32" office:value-type="string" calcext:value-type="string">
            <text:p>Cercis siliquastrum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32" office:value-type="string" calcext:value-type="string">
            <text:p>Chamaecyparis lawsonia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32" office:value-type="string" calcext:value-type="string">
            <text:p>Chamaerops humil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Cinnamomum campho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32" office:value-type="string" calcext:value-type="string">
            <text:p>Cornus ma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32" office:value-type="string" calcext:value-type="string">
            <text:p>Cornus sanguine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32" office:value-type="string" calcext:value-type="string">
            <text:p>Corn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32" office:value-type="string" calcext:value-type="string">
            <text:p>Corylus avella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2" office:value-type="string" calcext:value-type="string">
            <text:p>Coryl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32" office:value-type="string" calcext:value-type="string">
            <text:p>Crataegus azarol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32" office:value-type="string" calcext:value-type="string">
            <text:p>Crataegus laciniat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32" office:value-type="string" calcext:value-type="string">
            <text:p>Crataegus laevigat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32" office:value-type="string" calcext:value-type="string">
            <text:p>Crataegus monogy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32" office:value-type="string" calcext:value-type="string">
            <text:p>Crataegus sp.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32" office:value-type="string" calcext:value-type="string">
            <text:p>Cryptomeri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32" office:value-type="string" calcext:value-type="string">
            <text:p>Cupressus arizon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32" office:value-type="string" calcext:value-type="string">
            <text:p>Cupressus lusitan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32" office:value-type="string" calcext:value-type="string">
            <text:p>Cupressus macrocarp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32" office:value-type="string" calcext:value-type="string">
            <text:p>Cupressus semperviren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32" office:value-type="string" calcext:value-type="string">
            <text:p>Cupress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32" office:value-type="string" calcext:value-type="string">
            <text:p>Erica arbore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32" office:value-type="string" calcext:value-type="string">
            <text:p>Erica manipuliflo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32" office:value-type="string" calcext:value-type="string">
            <text:p>Erica scopar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2" office:value-type="string" calcext:value-type="string">
            <text:p>Eric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32" office:value-type="string" calcext:value-type="string">
            <text:p>Eucalyptus camaldul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32" office:value-type="string" calcext:value-type="string">
            <text:p>Eucalyptus gomphocephal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32" office:value-type="string" calcext:value-type="string">
            <text:p>Eucalypt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32" office:value-type="string" calcext:value-type="string">
            <text:p>Euonymus europae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32" office:value-type="string" calcext:value-type="string">
            <text:p>Euonym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32" office:value-type="string" calcext:value-type="string">
            <text:p>Fag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32" office:value-type="string" calcext:value-type="string">
            <text:p>Fagus sylvat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32" office:value-type="string" calcext:value-type="string">
            <text:p>Ficus car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32" office:value-type="string" calcext:value-type="string">
            <text:p>Fic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2" office:value-type="string" calcext:value-type="string">
            <text:p>Frangula aln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32" office:value-type="string" calcext:value-type="string">
            <text:p>Fraxinus angustifolia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32" office:value-type="string" calcext:value-type="string">
            <text:p>Fraxinus excelsior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2" office:value-type="string" calcext:value-type="string">
            <text:p>Fraxinus orn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32" office:value-type="string" calcext:value-type="string">
            <text:p>Fraxinus pallisae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32" office:value-type="string" calcext:value-type="string">
            <text:p>Fraxinus pennsylvan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32" office:value-type="string" calcext:value-type="string">
            <text:p>Fraxin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32" office:value-type="string" calcext:value-type="string">
            <text:p>Gleditsi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32" office:value-type="string" calcext:value-type="string">
            <text:p>Hippophae rhamnoide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32" office:value-type="string" calcext:value-type="string">
            <text:p>Ilex aquifolium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32" office:value-type="string" calcext:value-type="string">
            <text:p>Ilex canari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32" office:value-type="string" calcext:value-type="string">
            <text:p>Ilex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32" office:value-type="string" calcext:value-type="string">
            <text:p>Juglans cinere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32" office:value-type="string" calcext:value-type="string">
            <text:p>Juglans nig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32" office:value-type="string" calcext:value-type="string">
            <text:p>Juglans reg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32" office:value-type="string" calcext:value-type="string">
            <text:p>Juglan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32" office:value-type="string" calcext:value-type="string">
            <text:p>Juniperus comun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32" office:value-type="string" calcext:value-type="string">
            <text:p>Juniperus oxycedr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32" office:value-type="string" calcext:value-type="string">
            <text:p>Juniperus phoenice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32" office:value-type="string" calcext:value-type="string">
            <text:p>Juniperus sabi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32" office:value-type="string" calcext:value-type="string">
            <text:p>Juniper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32" office:value-type="string" calcext:value-type="string">
            <text:p>Juniperus thurife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32" office:value-type="string" calcext:value-type="string">
            <text:p>Juniperus virginia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32" office:value-type="string" calcext:value-type="string">
            <text:p>Laburnum alpinum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32" office:value-type="string" calcext:value-type="string">
            <text:p>Laburnum anagyroide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32" office:value-type="string" calcext:value-type="string">
            <text:p>Laburnum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32" office:value-type="string" calcext:value-type="string">
            <text:p>Larix decidu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32" office:value-type="string" calcext:value-type="string">
            <text:p>Larix kaempferi C25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32" office:value-type="string" calcext:value-type="string">
            <text:p>Larix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32" office:value-type="string" calcext:value-type="string">
            <text:p>Laurus azor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32" office:value-type="string" calcext:value-type="string">
            <text:p>Laurus nobil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32" office:value-type="string" calcext:value-type="string">
            <text:p>Ligustrum vulgare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32" office:value-type="string" calcext:value-type="string">
            <text:p>Liriodendron tulipifera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32" office:value-type="string" calcext:value-type="string">
            <text:p>Lonicer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32" office:value-type="string" calcext:value-type="string">
            <text:p>Magnoli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32" office:value-type="string" calcext:value-type="string">
            <text:p>Malus domest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32" office:value-type="string" calcext:value-type="string">
            <text:p>Mal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32" office:value-type="string" calcext:value-type="string">
            <text:p>Malus sylvestr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32" office:value-type="string" calcext:value-type="string">
            <text:p>Metasequoi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32" office:value-type="string" calcext:value-type="string">
            <text:p>Morus alb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32" office:value-type="string" calcext:value-type="string">
            <text:p>Morus nig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32" office:value-type="string" calcext:value-type="string">
            <text:p>Mor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32" office:value-type="string" calcext:value-type="string">
            <text:p>Myrica fay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32" office:value-type="string" calcext:value-type="string">
            <text:p>Myrtus commun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32" office:value-type="string" calcext:value-type="string">
            <text:p>Ocotea foeten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32" office:value-type="string" calcext:value-type="string">
            <text:p>Olea europae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32" office:value-type="string" calcext:value-type="string">
            <text:p>Ole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32" office:value-type="string" calcext:value-type="string">
            <text:p>Ostrya carpinifol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32" office:value-type="string" calcext:value-type="string">
            <text:p>Paulownia tomentos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32" office:value-type="string" calcext:value-type="string">
            <text:p>Persea ind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32" office:value-type="string" calcext:value-type="string">
            <text:p>Phillyrea angustifol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32" office:value-type="string" calcext:value-type="string">
            <text:p>Phillyrea latifol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32" office:value-type="string" calcext:value-type="string">
            <text:p>Phoenix canari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32" office:value-type="string" calcext:value-type="string">
            <text:p>Phoenix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32" office:value-type="string" calcext:value-type="string">
            <text:p>Picconia excels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32" office:value-type="string" calcext:value-type="string">
            <text:p>Picea abies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32" office:value-type="string" calcext:value-type="string">
            <text:p>Picea engelmannii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32" office:value-type="string" calcext:value-type="string">
            <text:p>Picea glau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32" office:value-type="string" calcext:value-type="string">
            <text:p>Picea omorik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32" office:value-type="string" calcext:value-type="string">
            <text:p>Picea oriental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32" office:value-type="string" calcext:value-type="string">
            <text:p>Picea pungen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32" office:value-type="string" calcext:value-type="string">
            <text:p>Picea sitch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32" office:value-type="string" calcext:value-type="string">
            <text:p>Pice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32" office:value-type="string" calcext:value-type="string">
            <text:p>Pinus banksia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32" office:value-type="string" calcext:value-type="string">
            <text:p>Pinus canari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32" office:value-type="string" calcext:value-type="string">
            <text:p>Pinus cemb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32" office:value-type="string" calcext:value-type="string">
            <text:p>Pinus contort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32" office:value-type="string" calcext:value-type="string">
            <text:p>Pinus halep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32" office:value-type="string" calcext:value-type="string">
            <text:p>Pinus heldreichii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9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32" office:value-type="string" calcext:value-type="string">
            <text:p>Pinus leucoderm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32" office:value-type="string" calcext:value-type="string">
            <text:p>Pinus mugo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32" office:value-type="string" calcext:value-type="string">
            <text:p>Pinus nigra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32" office:value-type="string" calcext:value-type="string">
            <text:p>Pinus pinaster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32" office:value-type="string" calcext:value-type="string">
            <text:p>Pinus pine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32" office:value-type="string" calcext:value-type="string">
            <text:p>Pinus ponderos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32" office:value-type="string" calcext:value-type="string">
            <text:p>Pinus radiata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32" office:value-type="string" calcext:value-type="string">
            <text:p>Pinus sp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32" office:value-type="string" calcext:value-type="string">
            <text:p>Pinus strob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32" office:value-type="string" calcext:value-type="string">
            <text:p>Pinus sylvestr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32" office:value-type="string" calcext:value-type="string">
            <text:p>Pinus uncinata (rotundata)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32" office:value-type="string" calcext:value-type="string">
            <text:p>Pistacia atlant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32" office:value-type="string" calcext:value-type="string">
            <text:p>Pistacia lentisc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2" office:value-type="string" calcext:value-type="string">
            <text:p>Pistacia terebinth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32" office:value-type="string" calcext:value-type="string">
            <text:p>Platanus acerifol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32" office:value-type="string" calcext:value-type="string">
            <text:p>Platanus oriental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32" office:value-type="string" calcext:value-type="string">
            <text:p>Platanus sp. (incl hybrida)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32" office:value-type="string" calcext:value-type="string">
            <text:p>Pleiomeris canari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32" office:value-type="string" calcext:value-type="string">
            <text:p>Populus alb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32" office:value-type="string" calcext:value-type="string">
            <text:p>Populus nig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32" office:value-type="string" calcext:value-type="string">
            <text:p>Popul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32" office:value-type="string" calcext:value-type="string">
            <text:p>Populus tremul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32" office:value-type="string" calcext:value-type="string">
            <text:p>Populus x canescen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32" office:value-type="string" calcext:value-type="string">
            <text:p>Prunus armenia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32" office:value-type="string" calcext:value-type="string">
            <text:p>Prunus avium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32" office:value-type="string" calcext:value-type="string">
            <text:p>Prunus cerasife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32" office:value-type="string" calcext:value-type="string">
            <text:p>Prunus ceras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32" office:value-type="string" calcext:value-type="string">
            <text:p>Prunus domest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32" office:value-type="string" calcext:value-type="string">
            <text:p>Prunus dulc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32" office:value-type="string" calcext:value-type="string">
            <text:p>Prunus lusitan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32" office:value-type="string" calcext:value-type="string">
            <text:p>Prunus mahaleb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32" office:value-type="string" calcext:value-type="string">
            <text:p>Prunus padus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32" office:value-type="string" calcext:value-type="string">
            <text:p>Prunus pers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32" office:value-type="string" calcext:value-type="string">
            <text:p>Prunus seroti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32" office:value-type="string" calcext:value-type="string">
            <text:p>Prun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32" office:value-type="string" calcext:value-type="string">
            <text:p>Prunus spinos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32" office:value-type="string" calcext:value-type="string">
            <text:p>Pseudotsuga menziesii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32" office:value-type="string" calcext:value-type="string">
            <text:p>Pyrus amygdaliform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32" office:value-type="string" calcext:value-type="string">
            <text:p>Pyrus commun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32" office:value-type="string" calcext:value-type="string">
            <text:p>Pyrus pyraster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32" office:value-type="string" calcext:value-type="string">
            <text:p>Pyr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32" office:value-type="string" calcext:value-type="string">
            <text:p>Quercus alnifol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32" office:value-type="string" calcext:value-type="string">
            <text:p>Quercus canari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32" office:value-type="string" calcext:value-type="string">
            <text:p>Quercus cerr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32" office:value-type="string" calcext:value-type="string">
            <text:p>Quercus coccifera (Q. calliprinos)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32" office:value-type="string" calcext:value-type="string">
            <text:p>Quercus congest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32" office:value-type="string" calcext:value-type="string">
            <text:p>Quercus dalechampii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32" office:value-type="string" calcext:value-type="string">
            <text:p>Quercus fagine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32" office:value-type="string" calcext:value-type="string">
            <text:p>Quercus frainetto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32" office:value-type="string" calcext:value-type="string">
            <text:p>Quercus fruticosa</text:p>
          </table:table-cell>
          <table:table-cell table:style-name="ce32" office:value-type="string" calcext:value-type="string">
            <text:p>Quercus fruticosa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32" office:value-type="string" calcext:value-type="string">
            <text:p>Quercus hartwissia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32" office:value-type="string" calcext:value-type="string">
            <text:p>Quercus ilex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32" office:value-type="string" calcext:value-type="string">
            <text:p>Quercus lusitan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32" office:value-type="string" calcext:value-type="string">
            <text:p>Quercus macrolepis (Q. aegilops)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32" office:value-type="string" calcext:value-type="string">
            <text:p>Quercus ma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32" office:value-type="string" calcext:value-type="string">
            <text:p>Quercus palustr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32" office:value-type="string" calcext:value-type="string">
            <text:p>Quercus pedunculiflo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32" office:value-type="string" calcext:value-type="string">
            <text:p>Quercus petraea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32" office:value-type="string" calcext:value-type="string">
            <text:p>Quercus petraea (group) x pubesce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32" office:value-type="string" calcext:value-type="string">
            <text:p>Quercus petraea group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32" office:value-type="string" calcext:value-type="string">
            <text:p>Quercus polycarp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32" office:value-type="string" calcext:value-type="string">
            <text:p>Quercus pubescen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32" office:value-type="string" calcext:value-type="string">
            <text:p>Quercus pyrenaica (Q. toza)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32" office:value-type="string" calcext:value-type="string">
            <text:p>Quercus robur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32" office:value-type="string" calcext:value-type="string">
            <text:p>Quercus robur x pyrena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32" office:value-type="string" calcext:value-type="string">
            <text:p>Quercus rub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32" office:value-type="string" calcext:value-type="string">
            <text:p>Querc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32" office:value-type="string" calcext:value-type="string">
            <text:p>Quercus suber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32" office:value-type="string" calcext:value-type="string">
            <text:p>Quercus troja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32" office:value-type="string" calcext:value-type="string">
            <text:p>Rhamnus alatern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32" office:value-type="string" calcext:value-type="string">
            <text:p>Rhamnus catharticus (a)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32" office:value-type="string" calcext:value-type="string">
            <text:p>Rhamnus lycioides spp. oleoide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32" office:value-type="string" calcext:value-type="string">
            <text:p>Rhamn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32" office:value-type="string" calcext:value-type="string">
            <text:p>Rhus coriar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32" office:value-type="string" calcext:value-type="string">
            <text:p>Rhus typhi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32" office:value-type="string" calcext:value-type="string">
            <text:p>Robinia pseudoacac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32" office:value-type="string" calcext:value-type="string">
            <text:p>Salix alba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32" office:value-type="string" calcext:value-type="string">
            <text:p>Salix atrocinere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32" office:value-type="string" calcext:value-type="string">
            <text:p>Salix babylon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32" office:value-type="string" calcext:value-type="string">
            <text:p>Salix cantabr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32" office:value-type="string" calcext:value-type="string">
            <text:p>Salix capre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32" office:value-type="string" calcext:value-type="string">
            <text:p>Salix cinere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32" office:value-type="string" calcext:value-type="string">
            <text:p>Salix eleagno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32" office:value-type="string" calcext:value-type="string">
            <text:p>Salix fragil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32" office:value-type="string" calcext:value-type="string">
            <text:p>Salix purpure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32" office:value-type="string" calcext:value-type="string">
            <text:p>Salix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32" office:value-type="string" calcext:value-type="string">
            <text:p>Salix viminal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32" office:value-type="string" calcext:value-type="string">
            <text:p>Sambucus ebul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32" office:value-type="string" calcext:value-type="string">
            <text:p>Sambucus nig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32" office:value-type="string" calcext:value-type="string">
            <text:p>Sambucus racemos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32" office:value-type="string" calcext:value-type="string">
            <text:p>Sambuc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32" office:value-type="string" calcext:value-type="string">
            <text:p>Sequoiadendron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32" office:value-type="string" calcext:value-type="string">
            <text:p>Sophora japon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32" office:value-type="string" calcext:value-type="string">
            <text:p>Sorbus ar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32" office:value-type="string" calcext:value-type="string">
            <text:p>Sorbus aucupar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32" office:value-type="string" calcext:value-type="string">
            <text:p>Sorbus chamaemespil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32" office:value-type="string" calcext:value-type="string">
            <text:p>Sorbus domestic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32" office:value-type="string" calcext:value-type="string">
            <text:p>Sorbus intermedi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32" office:value-type="string" calcext:value-type="string">
            <text:p>Sorbus latifolia s.l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32" office:value-type="string" calcext:value-type="string">
            <text:p>Sorbus mougeotii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32" office:value-type="string" calcext:value-type="string">
            <text:p>Sorb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32" office:value-type="string" calcext:value-type="string">
            <text:p>Sorbus torminal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32" office:value-type="string" calcext:value-type="string">
            <text:p>Tamarix africa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32" office:value-type="string" calcext:value-type="string">
            <text:p>Tamarix canari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32" office:value-type="string" calcext:value-type="string">
            <text:p>Tamarix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32" office:value-type="string" calcext:value-type="string">
            <text:p>Taxodium distichum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32" office:value-type="string" calcext:value-type="string">
            <text:p>Taxus baccat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32" office:value-type="string" calcext:value-type="string">
            <text:p>Tax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32" office:value-type="string" calcext:value-type="string">
            <text:p>Tetraclinis articulat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32" office:value-type="string" calcext:value-type="string">
            <text:p>Thuja plicat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32" office:value-type="string" calcext:value-type="string">
            <text:p>Thuja sp.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32" office:value-type="string" calcext:value-type="string">
            <text:p>Tilia cordat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32" office:value-type="string" calcext:value-type="string">
            <text:p>Tilia platyphylo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32" office:value-type="string" calcext:value-type="string">
            <text:p>Tili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32" office:value-type="string" calcext:value-type="string">
            <text:p>Tilia tomentos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32" office:value-type="string" calcext:value-type="string">
            <text:p>Tsuga canadensi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32" office:value-type="string" calcext:value-type="string">
            <text:p>Tsuga heterophyll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32" office:value-type="string" calcext:value-type="string">
            <text:p>Tsuga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32" office:value-type="string" calcext:value-type="string">
            <text:p>Ulmus canescen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32" office:value-type="string" calcext:value-type="string">
            <text:p>Ulmus glabr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32" office:value-type="string" calcext:value-type="string">
            <text:p>Ulmus laevis 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32" office:value-type="string" calcext:value-type="string">
            <text:p>Ulmus minor (pumila)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32" office:value-type="string" calcext:value-type="string">
            <text:p>Ulmus sp.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32" office:value-type="string" calcext:value-type="string">
            <text:p>Viburnum lantana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32" office:value-type="string" calcext:value-type="string">
            <text:p>Viburnum opulu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LASS</text:p>
          </table:table-cell>
          <table:table-cell table:style-name="ce25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LASS</text:p>
          </table:table-cell>
          <table:table-cell table:style-name="ce2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SPECIES_CLASS</text:p>
          </table:table-cell>
          <table:table-cell table:style-name="ce2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  <table:table-cell table:number-columns-repeated="1019"/>
        </table:table-row>
        <table:table-row table:style-name="ro5">
          <table:table-cell table:style-name="ce24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3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ode_1</text:p>
          </table:table-cell>
          <table:table-cell table:style-name="ce33" office:value-type="string" calcext:value-type="string">
            <text:p>Le code 1</text:p>
          </table:table-cell>
          <table:table-cell table:style-name="ce25" table:number-columns-repeated="1019"/>
        </table:table-row>
        <table:table-row table:style-name="ro3">
          <table:table-cell table:style-name="ce33" office:value-type="string" calcext:value-type="string">
            <text:p>CODE_CODE_3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ode_2</text:p>
          </table:table-cell>
          <table:table-cell table:style-name="ce33" office:value-type="string" calcext:value-type="string">
            <text:p>Le code 2</text:p>
          </table:table-cell>
          <table:table-cell table:style-name="ce25" table:number-columns-repeated="1019"/>
        </table:table-row>
        <table:table-row table:style-name="ro3">
          <table:table-cell table:style-name="ce33" office:value-type="string" calcext:value-type="string">
            <text:p>CODE_CODE_3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ode_3</text:p>
          </table:table-cell>
          <table:table-cell table:style-name="ce33" office:value-type="string" calcext:value-type="string">
            <text:p>Le code 3</text:p>
          </table:table-cell>
          <table:table-cell table:style-name="ce25" table:number-columns-repeated="1019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ode_1</text:p>
          </table:table-cell>
          <table:table-cell table:style-name="ce33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ode_2</text:p>
          </table:table-cell>
          <table:table-cell table:style-name="ce33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ode_3</text:p>
          </table:table-cell>
          <table:table-cell table:style-name="ce33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ode_4</text:p>
          </table:table-cell>
          <table:table-cell table:style-name="ce33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ode_5</text:p>
          </table:table-cell>
          <table:table-cell table:style-name="ce33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ode_6</text:p>
          </table:table-cell>
          <table:table-cell table:style-name="ce33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ode_7</text:p>
          </table:table-cell>
          <table:table-cell table:style-name="ce33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ode_8</text:p>
          </table:table-cell>
          <table:table-cell table:style-name="ce33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Code_9</text:p>
          </table:table-cell>
          <table:table-cell table:style-name="ce33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ode_10</text:p>
          </table:table-cell>
          <table:table-cell table:style-name="ce33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ode_1</text:p>
          </table:table-cell>
          <table:table-cell table:style-name="ce33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ode_2</text:p>
          </table:table-cell>
          <table:table-cell table:style-name="ce33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ode_3</text:p>
          </table:table-cell>
          <table:table-cell table:style-name="ce33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ode_4</text:p>
          </table:table-cell>
          <table:table-cell table:style-name="ce33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ode_5</text:p>
          </table:table-cell>
          <table:table-cell table:style-name="ce33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ode_6</text:p>
          </table:table-cell>
          <table:table-cell table:style-name="ce33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ode_7</text:p>
          </table:table-cell>
          <table:table-cell table:style-name="ce33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ode_8</text:p>
          </table:table-cell>
          <table:table-cell table:style-name="ce33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Code_9</text:p>
          </table:table-cell>
          <table:table-cell table:style-name="ce33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ode_10</text:p>
          </table:table-cell>
          <table:table-cell table:style-name="ce33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Code_11</text:p>
          </table:table-cell>
          <table:table-cell table:style-name="ce33" office:value-type="string" calcext:value-type="string">
            <text:p>Le code 1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string" calcext:value-type="string">
            <text:p>Code_12</text:p>
          </table:table-cell>
          <table:table-cell table:style-name="ce33" office:value-type="string" calcext:value-type="string">
            <text:p>Le code 1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Code_13</text:p>
          </table:table-cell>
          <table:table-cell table:style-name="ce33" office:value-type="string" calcext:value-type="string">
            <text:p>Le code 1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Code_14</text:p>
          </table:table-cell>
          <table:table-cell table:style-name="ce33" office:value-type="string" calcext:value-type="string">
            <text:p>Le code 1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Code_15</text:p>
          </table:table-cell>
          <table:table-cell table:style-name="ce33" office:value-type="string" calcext:value-type="string">
            <text:p>Le code 1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Code_16</text:p>
          </table:table-cell>
          <table:table-cell table:style-name="ce33" office:value-type="string" calcext:value-type="string">
            <text:p>Le code 1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Code_17</text:p>
          </table:table-cell>
          <table:table-cell table:style-name="ce33" office:value-type="string" calcext:value-type="string">
            <text:p>Le code 1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Code_18</text:p>
          </table:table-cell>
          <table:table-cell table:style-name="ce33" office:value-type="string" calcext:value-type="string">
            <text:p>Le code 1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Code_19</text:p>
          </table:table-cell>
          <table:table-cell table:style-name="ce33" office:value-type="string" calcext:value-type="string">
            <text:p>Le code 1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Code_20</text:p>
          </table:table-cell>
          <table:table-cell table:style-name="ce33" office:value-type="string" calcext:value-type="string">
            <text:p>Le code 2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Code_21</text:p>
          </table:table-cell>
          <table:table-cell table:style-name="ce33" office:value-type="string" calcext:value-type="string">
            <text:p>Le code 2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string" calcext:value-type="string">
            <text:p>Code_22</text:p>
          </table:table-cell>
          <table:table-cell table:style-name="ce33" office:value-type="string" calcext:value-type="string">
            <text:p>Le code 2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Code_23</text:p>
          </table:table-cell>
          <table:table-cell table:style-name="ce33" office:value-type="string" calcext:value-type="string">
            <text:p>Le code 2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Code_24</text:p>
          </table:table-cell>
          <table:table-cell table:style-name="ce33" office:value-type="string" calcext:value-type="string">
            <text:p>Le code 2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Code_25</text:p>
          </table:table-cell>
          <table:table-cell table:style-name="ce33" office:value-type="string" calcext:value-type="string">
            <text:p>Le code 2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Code_26</text:p>
          </table:table-cell>
          <table:table-cell table:style-name="ce33" office:value-type="string" calcext:value-type="string">
            <text:p>Le code 2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Code_27</text:p>
          </table:table-cell>
          <table:table-cell table:style-name="ce33" office:value-type="string" calcext:value-type="string">
            <text:p>Le code 2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Code_28</text:p>
          </table:table-cell>
          <table:table-cell table:style-name="ce33" office:value-type="string" calcext:value-type="string">
            <text:p>Le code 2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Code_29</text:p>
          </table:table-cell>
          <table:table-cell table:style-name="ce33" office:value-type="string" calcext:value-type="string">
            <text:p>Le code 2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Code_30</text:p>
          </table:table-cell>
          <table:table-cell table:style-name="ce33" office:value-type="string" calcext:value-type="string">
            <text:p>Le code 3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Code_31</text:p>
          </table:table-cell>
          <table:table-cell table:style-name="ce33" office:value-type="string" calcext:value-type="string">
            <text:p>Le code 3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string" calcext:value-type="string">
            <text:p>Code_32</text:p>
          </table:table-cell>
          <table:table-cell table:style-name="ce33" office:value-type="string" calcext:value-type="string">
            <text:p>Le code 3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Code_33</text:p>
          </table:table-cell>
          <table:table-cell table:style-name="ce33" office:value-type="string" calcext:value-type="string">
            <text:p>Le code 3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string" calcext:value-type="string">
            <text:p>Code_34</text:p>
          </table:table-cell>
          <table:table-cell table:style-name="ce33" office:value-type="string" calcext:value-type="string">
            <text:p>Le code 3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Code_35</text:p>
          </table:table-cell>
          <table:table-cell table:style-name="ce33" office:value-type="string" calcext:value-type="string">
            <text:p>Le code 3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string" calcext:value-type="string">
            <text:p>Code_36</text:p>
          </table:table-cell>
          <table:table-cell table:style-name="ce33" office:value-type="string" calcext:value-type="string">
            <text:p>Le code 3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string" calcext:value-type="string">
            <text:p>Code_37</text:p>
          </table:table-cell>
          <table:table-cell table:style-name="ce33" office:value-type="string" calcext:value-type="string">
            <text:p>Le code 3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string" calcext:value-type="string">
            <text:p>Code_38</text:p>
          </table:table-cell>
          <table:table-cell table:style-name="ce33" office:value-type="string" calcext:value-type="string">
            <text:p>Le code 3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string" calcext:value-type="string">
            <text:p>Code_39</text:p>
          </table:table-cell>
          <table:table-cell table:style-name="ce33" office:value-type="string" calcext:value-type="string">
            <text:p>Le code 3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string" calcext:value-type="string">
            <text:p>Code_40</text:p>
          </table:table-cell>
          <table:table-cell table:style-name="ce33" office:value-type="string" calcext:value-type="string">
            <text:p>Le code 4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string" calcext:value-type="string">
            <text:p>Code_41</text:p>
          </table:table-cell>
          <table:table-cell table:style-name="ce33" office:value-type="string" calcext:value-type="string">
            <text:p>Le code 4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string" calcext:value-type="string">
            <text:p>Code_42</text:p>
          </table:table-cell>
          <table:table-cell table:style-name="ce33" office:value-type="string" calcext:value-type="string">
            <text:p>Le code 4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string" calcext:value-type="string">
            <text:p>Code_43</text:p>
          </table:table-cell>
          <table:table-cell table:style-name="ce33" office:value-type="string" calcext:value-type="string">
            <text:p>Le code 4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string" calcext:value-type="string">
            <text:p>Code_44</text:p>
          </table:table-cell>
          <table:table-cell table:style-name="ce33" office:value-type="string" calcext:value-type="string">
            <text:p>Le code 4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string" calcext:value-type="string">
            <text:p>Code_45</text:p>
          </table:table-cell>
          <table:table-cell table:style-name="ce33" office:value-type="string" calcext:value-type="string">
            <text:p>Le code 4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string" calcext:value-type="string">
            <text:p>Code_46</text:p>
          </table:table-cell>
          <table:table-cell table:style-name="ce33" office:value-type="string" calcext:value-type="string">
            <text:p>Le code 4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string" calcext:value-type="string">
            <text:p>Code_47</text:p>
          </table:table-cell>
          <table:table-cell table:style-name="ce33" office:value-type="string" calcext:value-type="string">
            <text:p>Le code 4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string" calcext:value-type="string">
            <text:p>Code_48</text:p>
          </table:table-cell>
          <table:table-cell table:style-name="ce33" office:value-type="string" calcext:value-type="string">
            <text:p>Le code 4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string" calcext:value-type="string">
            <text:p>Code_49</text:p>
          </table:table-cell>
          <table:table-cell table:style-name="ce33" office:value-type="string" calcext:value-type="string">
            <text:p>Le code 4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string" calcext:value-type="string">
            <text:p>Code_50</text:p>
          </table:table-cell>
          <table:table-cell table:style-name="ce33" office:value-type="string" calcext:value-type="string">
            <text:p>Le code 5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string" calcext:value-type="string">
            <text:p>Code_51</text:p>
          </table:table-cell>
          <table:table-cell table:style-name="ce33" office:value-type="string" calcext:value-type="string">
            <text:p>Le code 5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string" calcext:value-type="string">
            <text:p>Code_52</text:p>
          </table:table-cell>
          <table:table-cell table:style-name="ce33" office:value-type="string" calcext:value-type="string">
            <text:p>Le code 5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string" calcext:value-type="string">
            <text:p>Code_53</text:p>
          </table:table-cell>
          <table:table-cell table:style-name="ce33" office:value-type="string" calcext:value-type="string">
            <text:p>Le code 5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string" calcext:value-type="string">
            <text:p>Code_54</text:p>
          </table:table-cell>
          <table:table-cell table:style-name="ce33" office:value-type="string" calcext:value-type="string">
            <text:p>Le code 5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string" calcext:value-type="string">
            <text:p>Code_55</text:p>
          </table:table-cell>
          <table:table-cell table:style-name="ce33" office:value-type="string" calcext:value-type="string">
            <text:p>Le code 5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string" calcext:value-type="string">
            <text:p>Code_56</text:p>
          </table:table-cell>
          <table:table-cell table:style-name="ce33" office:value-type="string" calcext:value-type="string">
            <text:p>Le code 5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string" calcext:value-type="string">
            <text:p>Code_57</text:p>
          </table:table-cell>
          <table:table-cell table:style-name="ce33" office:value-type="string" calcext:value-type="string">
            <text:p>Le code 5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string" calcext:value-type="string">
            <text:p>Code_58</text:p>
          </table:table-cell>
          <table:table-cell table:style-name="ce33" office:value-type="string" calcext:value-type="string">
            <text:p>Le code 5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string" calcext:value-type="string">
            <text:p>Code_59</text:p>
          </table:table-cell>
          <table:table-cell table:style-name="ce33" office:value-type="string" calcext:value-type="string">
            <text:p>Le code 5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Code_60</text:p>
          </table:table-cell>
          <table:table-cell table:style-name="ce33" office:value-type="string" calcext:value-type="string">
            <text:p>Le code 6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string" calcext:value-type="string">
            <text:p>Code_61</text:p>
          </table:table-cell>
          <table:table-cell table:style-name="ce33" office:value-type="string" calcext:value-type="string">
            <text:p>Le code 6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2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string" calcext:value-type="string">
            <text:p>Code_62</text:p>
          </table:table-cell>
          <table:table-cell table:style-name="ce33" office:value-type="string" calcext:value-type="string">
            <text:p>Le code 6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Code_63</text:p>
          </table:table-cell>
          <table:table-cell table:style-name="ce33" office:value-type="string" calcext:value-type="string">
            <text:p>Le code 6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string" calcext:value-type="string">
            <text:p>Code_64</text:p>
          </table:table-cell>
          <table:table-cell table:style-name="ce33" office:value-type="string" calcext:value-type="string">
            <text:p>Le code 6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string" calcext:value-type="string">
            <text:p>Code_65</text:p>
          </table:table-cell>
          <table:table-cell table:style-name="ce33" office:value-type="string" calcext:value-type="string">
            <text:p>Le code 6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Code_66</text:p>
          </table:table-cell>
          <table:table-cell table:style-name="ce33" office:value-type="string" calcext:value-type="string">
            <text:p>Le code 6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string" calcext:value-type="string">
            <text:p>Code_67</text:p>
          </table:table-cell>
          <table:table-cell table:style-name="ce33" office:value-type="string" calcext:value-type="string">
            <text:p>Le code 6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string" calcext:value-type="string">
            <text:p>Code_68</text:p>
          </table:table-cell>
          <table:table-cell table:style-name="ce33" office:value-type="string" calcext:value-type="string">
            <text:p>Le code 6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string" calcext:value-type="string">
            <text:p>Code_69</text:p>
          </table:table-cell>
          <table:table-cell table:style-name="ce33" office:value-type="string" calcext:value-type="string">
            <text:p>Le code 6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string" calcext:value-type="string">
            <text:p>Code_70</text:p>
          </table:table-cell>
          <table:table-cell table:style-name="ce33" office:value-type="string" calcext:value-type="string">
            <text:p>Le code 7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string" calcext:value-type="string">
            <text:p>Code_71</text:p>
          </table:table-cell>
          <table:table-cell table:style-name="ce33" office:value-type="string" calcext:value-type="string">
            <text:p>Le code 7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Code_72</text:p>
          </table:table-cell>
          <table:table-cell table:style-name="ce33" office:value-type="string" calcext:value-type="string">
            <text:p>Le code 7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3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string" calcext:value-type="string">
            <text:p>Code_73</text:p>
          </table:table-cell>
          <table:table-cell table:style-name="ce33" office:value-type="string" calcext:value-type="string">
            <text:p>Le code 7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string" calcext:value-type="string">
            <text:p>Code_74</text:p>
          </table:table-cell>
          <table:table-cell table:style-name="ce33" office:value-type="string" calcext:value-type="string">
            <text:p>Le code 7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string" calcext:value-type="string">
            <text:p>Code_75</text:p>
          </table:table-cell>
          <table:table-cell table:style-name="ce33" office:value-type="string" calcext:value-type="string">
            <text:p>Le code 7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string" calcext:value-type="string">
            <text:p>Code_76</text:p>
          </table:table-cell>
          <table:table-cell table:style-name="ce33" office:value-type="string" calcext:value-type="string">
            <text:p>Le code 7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string" calcext:value-type="string">
            <text:p>Code_77</text:p>
          </table:table-cell>
          <table:table-cell table:style-name="ce33" office:value-type="string" calcext:value-type="string">
            <text:p>Le code 7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8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Code_78</text:p>
          </table:table-cell>
          <table:table-cell table:style-name="ce33" office:value-type="string" calcext:value-type="string">
            <text:p>Le code 7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string" calcext:value-type="string">
            <text:p>Code_79</text:p>
          </table:table-cell>
          <table:table-cell table:style-name="ce33" office:value-type="string" calcext:value-type="string">
            <text:p>Le code 7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string" calcext:value-type="string">
            <text:p>Code_80</text:p>
          </table:table-cell>
          <table:table-cell table:style-name="ce33" office:value-type="string" calcext:value-type="string">
            <text:p>Le code 8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string" calcext:value-type="string">
            <text:p>Code_81</text:p>
          </table:table-cell>
          <table:table-cell table:style-name="ce33" office:value-type="string" calcext:value-type="string">
            <text:p>Le code 8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string" calcext:value-type="string">
            <text:p>Code_82</text:p>
          </table:table-cell>
          <table:table-cell table:style-name="ce33" office:value-type="string" calcext:value-type="string">
            <text:p>Le code 8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string" calcext:value-type="string">
            <text:p>Code_83</text:p>
          </table:table-cell>
          <table:table-cell table:style-name="ce33" office:value-type="string" calcext:value-type="string">
            <text:p>Le code 8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Code_84</text:p>
          </table:table-cell>
          <table:table-cell table:style-name="ce33" office:value-type="string" calcext:value-type="string">
            <text:p>Le code 8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string" calcext:value-type="string">
            <text:p>Code_85</text:p>
          </table:table-cell>
          <table:table-cell table:style-name="ce33" office:value-type="string" calcext:value-type="string">
            <text:p>Le code 8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string" calcext:value-type="string">
            <text:p>Code_86</text:p>
          </table:table-cell>
          <table:table-cell table:style-name="ce33" office:value-type="string" calcext:value-type="string">
            <text:p>Le code 8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string" calcext:value-type="string">
            <text:p>Code_87</text:p>
          </table:table-cell>
          <table:table-cell table:style-name="ce33" office:value-type="string" calcext:value-type="string">
            <text:p>Le code 8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string" calcext:value-type="string">
            <text:p>Code_88</text:p>
          </table:table-cell>
          <table:table-cell table:style-name="ce33" office:value-type="string" calcext:value-type="string">
            <text:p>Le code 8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9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string" calcext:value-type="string">
            <text:p>Code_89</text:p>
          </table:table-cell>
          <table:table-cell table:style-name="ce33" office:value-type="string" calcext:value-type="string">
            <text:p>Le code 8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string" calcext:value-type="string">
            <text:p>Code_90</text:p>
          </table:table-cell>
          <table:table-cell table:style-name="ce33" office:value-type="string" calcext:value-type="string">
            <text:p>Le code 9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string" calcext:value-type="string">
            <text:p>Code_91</text:p>
          </table:table-cell>
          <table:table-cell table:style-name="ce33" office:value-type="string" calcext:value-type="string">
            <text:p>Le code 9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string" calcext:value-type="string">
            <text:p>Code_92</text:p>
          </table:table-cell>
          <table:table-cell table:style-name="ce33" office:value-type="string" calcext:value-type="string">
            <text:p>Le code 9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string" calcext:value-type="string">
            <text:p>Code_93</text:p>
          </table:table-cell>
          <table:table-cell table:style-name="ce33" office:value-type="string" calcext:value-type="string">
            <text:p>Le code 9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4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string" calcext:value-type="string">
            <text:p>Code_94</text:p>
          </table:table-cell>
          <table:table-cell table:style-name="ce33" office:value-type="string" calcext:value-type="string">
            <text:p>Le code 9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string" calcext:value-type="string">
            <text:p>Code_95</text:p>
          </table:table-cell>
          <table:table-cell table:style-name="ce33" office:value-type="string" calcext:value-type="string">
            <text:p>Le code 9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string" calcext:value-type="string">
            <text:p>Code_96</text:p>
          </table:table-cell>
          <table:table-cell table:style-name="ce33" office:value-type="string" calcext:value-type="string">
            <text:p>Le code 9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7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string" calcext:value-type="string">
            <text:p>Code_97</text:p>
          </table:table-cell>
          <table:table-cell table:style-name="ce33" office:value-type="string" calcext:value-type="string">
            <text:p>Le code 9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string" calcext:value-type="string">
            <text:p>Code_98</text:p>
          </table:table-cell>
          <table:table-cell table:style-name="ce33" office:value-type="string" calcext:value-type="string">
            <text:p>Le code 9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string" calcext:value-type="string">
            <text:p>Code_99</text:p>
          </table:table-cell>
          <table:table-cell table:style-name="ce33" office:value-type="string" calcext:value-type="string">
            <text:p>Le code 9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Code_100</text:p>
          </table:table-cell>
          <table:table-cell table:style-name="ce33" office:value-type="string" calcext:value-type="string">
            <text:p>Le code 10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3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ode_1</text:p>
          </table:table-cell>
          <table:table-cell table:style-name="ce33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3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ode_2</text:p>
          </table:table-cell>
          <table:table-cell table:style-name="ce33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3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ode_3</text:p>
          </table:table-cell>
          <table:table-cell table:style-name="ce33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ode_1</text:p>
          </table:table-cell>
          <table:table-cell table:style-name="ce33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ode_2</text:p>
          </table:table-cell>
          <table:table-cell table:style-name="ce33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ode_3</text:p>
          </table:table-cell>
          <table:table-cell table:style-name="ce33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ode_4</text:p>
          </table:table-cell>
          <table:table-cell table:style-name="ce33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ode_5</text:p>
          </table:table-cell>
          <table:table-cell table:style-name="ce33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ode_6</text:p>
          </table:table-cell>
          <table:table-cell table:style-name="ce33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ode_7</text:p>
          </table:table-cell>
          <table:table-cell table:style-name="ce33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ode_8</text:p>
          </table:table-cell>
          <table:table-cell table:style-name="ce33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Code_9</text:p>
          </table:table-cell>
          <table:table-cell table:style-name="ce33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ode_10</text:p>
          </table:table-cell>
          <table:table-cell table:style-name="ce33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ode_1</text:p>
          </table:table-cell>
          <table:table-cell table:style-name="ce33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ode_2</text:p>
          </table:table-cell>
          <table:table-cell table:style-name="ce33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ode_3</text:p>
          </table:table-cell>
          <table:table-cell table:style-name="ce33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ode_4</text:p>
          </table:table-cell>
          <table:table-cell table:style-name="ce33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ode_5</text:p>
          </table:table-cell>
          <table:table-cell table:style-name="ce33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ode_6</text:p>
          </table:table-cell>
          <table:table-cell table:style-name="ce33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ode_7</text:p>
          </table:table-cell>
          <table:table-cell table:style-name="ce33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ode_8</text:p>
          </table:table-cell>
          <table:table-cell table:style-name="ce33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Code_9</text:p>
          </table:table-cell>
          <table:table-cell table:style-name="ce33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ode_10</text:p>
          </table:table-cell>
          <table:table-cell table:style-name="ce33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Code_11</text:p>
          </table:table-cell>
          <table:table-cell table:style-name="ce33" office:value-type="string" calcext:value-type="string">
            <text:p>Le code 1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string" calcext:value-type="string">
            <text:p>Code_12</text:p>
          </table:table-cell>
          <table:table-cell table:style-name="ce33" office:value-type="string" calcext:value-type="string">
            <text:p>Le code 1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Code_13</text:p>
          </table:table-cell>
          <table:table-cell table:style-name="ce33" office:value-type="string" calcext:value-type="string">
            <text:p>Le code 1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Code_14</text:p>
          </table:table-cell>
          <table:table-cell table:style-name="ce33" office:value-type="string" calcext:value-type="string">
            <text:p>Le code 1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Code_15</text:p>
          </table:table-cell>
          <table:table-cell table:style-name="ce33" office:value-type="string" calcext:value-type="string">
            <text:p>Le code 1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Code_16</text:p>
          </table:table-cell>
          <table:table-cell table:style-name="ce33" office:value-type="string" calcext:value-type="string">
            <text:p>Le code 1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Code_17</text:p>
          </table:table-cell>
          <table:table-cell table:style-name="ce33" office:value-type="string" calcext:value-type="string">
            <text:p>Le code 1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Code_18</text:p>
          </table:table-cell>
          <table:table-cell table:style-name="ce33" office:value-type="string" calcext:value-type="string">
            <text:p>Le code 1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Code_19</text:p>
          </table:table-cell>
          <table:table-cell table:style-name="ce33" office:value-type="string" calcext:value-type="string">
            <text:p>Le code 1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Code_20</text:p>
          </table:table-cell>
          <table:table-cell table:style-name="ce33" office:value-type="string" calcext:value-type="string">
            <text:p>Le code 2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2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Code_21</text:p>
          </table:table-cell>
          <table:table-cell table:style-name="ce33" office:value-type="string" calcext:value-type="string">
            <text:p>Le code 2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2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string" calcext:value-type="string">
            <text:p>Code_22</text:p>
          </table:table-cell>
          <table:table-cell table:style-name="ce33" office:value-type="string" calcext:value-type="string">
            <text:p>Le code 2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2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Code_23</text:p>
          </table:table-cell>
          <table:table-cell table:style-name="ce33" office:value-type="string" calcext:value-type="string">
            <text:p>Le code 2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2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Code_24</text:p>
          </table:table-cell>
          <table:table-cell table:style-name="ce33" office:value-type="string" calcext:value-type="string">
            <text:p>Le code 2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2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Code_25</text:p>
          </table:table-cell>
          <table:table-cell table:style-name="ce33" office:value-type="string" calcext:value-type="string">
            <text:p>Le code 2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2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Code_26</text:p>
          </table:table-cell>
          <table:table-cell table:style-name="ce33" office:value-type="string" calcext:value-type="string">
            <text:p>Le code 2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2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Code_27</text:p>
          </table:table-cell>
          <table:table-cell table:style-name="ce33" office:value-type="string" calcext:value-type="string">
            <text:p>Le code 2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2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Code_28</text:p>
          </table:table-cell>
          <table:table-cell table:style-name="ce33" office:value-type="string" calcext:value-type="string">
            <text:p>Le code 2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2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Code_29</text:p>
          </table:table-cell>
          <table:table-cell table:style-name="ce33" office:value-type="string" calcext:value-type="string">
            <text:p>Le code 2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3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Code_30</text:p>
          </table:table-cell>
          <table:table-cell table:style-name="ce33" office:value-type="string" calcext:value-type="string">
            <text:p>Le code 3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3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Code_31</text:p>
          </table:table-cell>
          <table:table-cell table:style-name="ce33" office:value-type="string" calcext:value-type="string">
            <text:p>Le code 3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3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string" calcext:value-type="string">
            <text:p>Code_32</text:p>
          </table:table-cell>
          <table:table-cell table:style-name="ce33" office:value-type="string" calcext:value-type="string">
            <text:p>Le code 3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3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Code_33</text:p>
          </table:table-cell>
          <table:table-cell table:style-name="ce33" office:value-type="string" calcext:value-type="string">
            <text:p>Le code 3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3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string" calcext:value-type="string">
            <text:p>Code_34</text:p>
          </table:table-cell>
          <table:table-cell table:style-name="ce33" office:value-type="string" calcext:value-type="string">
            <text:p>Le code 3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3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Code_35</text:p>
          </table:table-cell>
          <table:table-cell table:style-name="ce33" office:value-type="string" calcext:value-type="string">
            <text:p>Le code 3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3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string" calcext:value-type="string">
            <text:p>Code_36</text:p>
          </table:table-cell>
          <table:table-cell table:style-name="ce33" office:value-type="string" calcext:value-type="string">
            <text:p>Le code 3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3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string" calcext:value-type="string">
            <text:p>Code_37</text:p>
          </table:table-cell>
          <table:table-cell table:style-name="ce33" office:value-type="string" calcext:value-type="string">
            <text:p>Le code 3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3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string" calcext:value-type="string">
            <text:p>Code_38</text:p>
          </table:table-cell>
          <table:table-cell table:style-name="ce33" office:value-type="string" calcext:value-type="string">
            <text:p>Le code 3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3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string" calcext:value-type="string">
            <text:p>Code_39</text:p>
          </table:table-cell>
          <table:table-cell table:style-name="ce33" office:value-type="string" calcext:value-type="string">
            <text:p>Le code 3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4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string" calcext:value-type="string">
            <text:p>Code_40</text:p>
          </table:table-cell>
          <table:table-cell table:style-name="ce33" office:value-type="string" calcext:value-type="string">
            <text:p>Le code 4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4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string" calcext:value-type="string">
            <text:p>Code_41</text:p>
          </table:table-cell>
          <table:table-cell table:style-name="ce33" office:value-type="string" calcext:value-type="string">
            <text:p>Le code 4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4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string" calcext:value-type="string">
            <text:p>Code_42</text:p>
          </table:table-cell>
          <table:table-cell table:style-name="ce33" office:value-type="string" calcext:value-type="string">
            <text:p>Le code 4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4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string" calcext:value-type="string">
            <text:p>Code_43</text:p>
          </table:table-cell>
          <table:table-cell table:style-name="ce33" office:value-type="string" calcext:value-type="string">
            <text:p>Le code 4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4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string" calcext:value-type="string">
            <text:p>Code_44</text:p>
          </table:table-cell>
          <table:table-cell table:style-name="ce33" office:value-type="string" calcext:value-type="string">
            <text:p>Le code 4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4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string" calcext:value-type="string">
            <text:p>Code_45</text:p>
          </table:table-cell>
          <table:table-cell table:style-name="ce33" office:value-type="string" calcext:value-type="string">
            <text:p>Le code 4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4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string" calcext:value-type="string">
            <text:p>Code_46</text:p>
          </table:table-cell>
          <table:table-cell table:style-name="ce33" office:value-type="string" calcext:value-type="string">
            <text:p>Le code 4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4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string" calcext:value-type="string">
            <text:p>Code_47</text:p>
          </table:table-cell>
          <table:table-cell table:style-name="ce33" office:value-type="string" calcext:value-type="string">
            <text:p>Le code 4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4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string" calcext:value-type="string">
            <text:p>Code_48</text:p>
          </table:table-cell>
          <table:table-cell table:style-name="ce33" office:value-type="string" calcext:value-type="string">
            <text:p>Le code 4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4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string" calcext:value-type="string">
            <text:p>Code_49</text:p>
          </table:table-cell>
          <table:table-cell table:style-name="ce33" office:value-type="string" calcext:value-type="string">
            <text:p>Le code 4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5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string" calcext:value-type="string">
            <text:p>Code_50</text:p>
          </table:table-cell>
          <table:table-cell table:style-name="ce33" office:value-type="string" calcext:value-type="string">
            <text:p>Le code 5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5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string" calcext:value-type="string">
            <text:p>Code_51</text:p>
          </table:table-cell>
          <table:table-cell table:style-name="ce33" office:value-type="string" calcext:value-type="string">
            <text:p>Le code 5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5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string" calcext:value-type="string">
            <text:p>Code_52</text:p>
          </table:table-cell>
          <table:table-cell table:style-name="ce33" office:value-type="string" calcext:value-type="string">
            <text:p>Le code 5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5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string" calcext:value-type="string">
            <text:p>Code_53</text:p>
          </table:table-cell>
          <table:table-cell table:style-name="ce33" office:value-type="string" calcext:value-type="string">
            <text:p>Le code 5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5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string" calcext:value-type="string">
            <text:p>Code_54</text:p>
          </table:table-cell>
          <table:table-cell table:style-name="ce33" office:value-type="string" calcext:value-type="string">
            <text:p>Le code 5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5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string" calcext:value-type="string">
            <text:p>Code_55</text:p>
          </table:table-cell>
          <table:table-cell table:style-name="ce33" office:value-type="string" calcext:value-type="string">
            <text:p>Le code 5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5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string" calcext:value-type="string">
            <text:p>Code_56</text:p>
          </table:table-cell>
          <table:table-cell table:style-name="ce33" office:value-type="string" calcext:value-type="string">
            <text:p>Le code 5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5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string" calcext:value-type="string">
            <text:p>Code_57</text:p>
          </table:table-cell>
          <table:table-cell table:style-name="ce33" office:value-type="string" calcext:value-type="string">
            <text:p>Le code 5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5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string" calcext:value-type="string">
            <text:p>Code_58</text:p>
          </table:table-cell>
          <table:table-cell table:style-name="ce33" office:value-type="string" calcext:value-type="string">
            <text:p>Le code 5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5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string" calcext:value-type="string">
            <text:p>Code_59</text:p>
          </table:table-cell>
          <table:table-cell table:style-name="ce33" office:value-type="string" calcext:value-type="string">
            <text:p>Le code 5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6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Code_60</text:p>
          </table:table-cell>
          <table:table-cell table:style-name="ce33" office:value-type="string" calcext:value-type="string">
            <text:p>Le code 6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6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string" calcext:value-type="string">
            <text:p>Code_61</text:p>
          </table:table-cell>
          <table:table-cell table:style-name="ce33" office:value-type="string" calcext:value-type="string">
            <text:p>Le code 6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62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string" calcext:value-type="string">
            <text:p>Code_62</text:p>
          </table:table-cell>
          <table:table-cell table:style-name="ce33" office:value-type="string" calcext:value-type="string">
            <text:p>Le code 6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6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Code_63</text:p>
          </table:table-cell>
          <table:table-cell table:style-name="ce33" office:value-type="string" calcext:value-type="string">
            <text:p>Le code 6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6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string" calcext:value-type="string">
            <text:p>Code_64</text:p>
          </table:table-cell>
          <table:table-cell table:style-name="ce33" office:value-type="string" calcext:value-type="string">
            <text:p>Le code 6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6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string" calcext:value-type="string">
            <text:p>Code_65</text:p>
          </table:table-cell>
          <table:table-cell table:style-name="ce33" office:value-type="string" calcext:value-type="string">
            <text:p>Le code 6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6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Code_66</text:p>
          </table:table-cell>
          <table:table-cell table:style-name="ce33" office:value-type="string" calcext:value-type="string">
            <text:p>Le code 6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6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string" calcext:value-type="string">
            <text:p>Code_67</text:p>
          </table:table-cell>
          <table:table-cell table:style-name="ce33" office:value-type="string" calcext:value-type="string">
            <text:p>Le code 6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6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string" calcext:value-type="string">
            <text:p>Code_68</text:p>
          </table:table-cell>
          <table:table-cell table:style-name="ce33" office:value-type="string" calcext:value-type="string">
            <text:p>Le code 6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6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string" calcext:value-type="string">
            <text:p>Code_69</text:p>
          </table:table-cell>
          <table:table-cell table:style-name="ce33" office:value-type="string" calcext:value-type="string">
            <text:p>Le code 6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7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string" calcext:value-type="string">
            <text:p>Code_70</text:p>
          </table:table-cell>
          <table:table-cell table:style-name="ce33" office:value-type="string" calcext:value-type="string">
            <text:p>Le code 7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7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string" calcext:value-type="string">
            <text:p>Code_71</text:p>
          </table:table-cell>
          <table:table-cell table:style-name="ce33" office:value-type="string" calcext:value-type="string">
            <text:p>Le code 7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7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Code_72</text:p>
          </table:table-cell>
          <table:table-cell table:style-name="ce33" office:value-type="string" calcext:value-type="string">
            <text:p>Le code 7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73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string" calcext:value-type="string">
            <text:p>Code_73</text:p>
          </table:table-cell>
          <table:table-cell table:style-name="ce33" office:value-type="string" calcext:value-type="string">
            <text:p>Le code 7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7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string" calcext:value-type="string">
            <text:p>Code_74</text:p>
          </table:table-cell>
          <table:table-cell table:style-name="ce33" office:value-type="string" calcext:value-type="string">
            <text:p>Le code 7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7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string" calcext:value-type="string">
            <text:p>Code_75</text:p>
          </table:table-cell>
          <table:table-cell table:style-name="ce33" office:value-type="string" calcext:value-type="string">
            <text:p>Le code 7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7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string" calcext:value-type="string">
            <text:p>Code_76</text:p>
          </table:table-cell>
          <table:table-cell table:style-name="ce33" office:value-type="string" calcext:value-type="string">
            <text:p>Le code 7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7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string" calcext:value-type="string">
            <text:p>Code_77</text:p>
          </table:table-cell>
          <table:table-cell table:style-name="ce33" office:value-type="string" calcext:value-type="string">
            <text:p>Le code 7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78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Code_78</text:p>
          </table:table-cell>
          <table:table-cell table:style-name="ce33" office:value-type="string" calcext:value-type="string">
            <text:p>Le code 7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7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string" calcext:value-type="string">
            <text:p>Code_79</text:p>
          </table:table-cell>
          <table:table-cell table:style-name="ce33" office:value-type="string" calcext:value-type="string">
            <text:p>Le code 7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8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string" calcext:value-type="string">
            <text:p>Code_80</text:p>
          </table:table-cell>
          <table:table-cell table:style-name="ce33" office:value-type="string" calcext:value-type="string">
            <text:p>Le code 8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8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string" calcext:value-type="string">
            <text:p>Code_81</text:p>
          </table:table-cell>
          <table:table-cell table:style-name="ce33" office:value-type="string" calcext:value-type="string">
            <text:p>Le code 8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8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string" calcext:value-type="string">
            <text:p>Code_82</text:p>
          </table:table-cell>
          <table:table-cell table:style-name="ce33" office:value-type="string" calcext:value-type="string">
            <text:p>Le code 8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8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string" calcext:value-type="string">
            <text:p>Code_83</text:p>
          </table:table-cell>
          <table:table-cell table:style-name="ce33" office:value-type="string" calcext:value-type="string">
            <text:p>Le code 8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8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Code_84</text:p>
          </table:table-cell>
          <table:table-cell table:style-name="ce33" office:value-type="string" calcext:value-type="string">
            <text:p>Le code 8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string" calcext:value-type="string">
            <text:p>Code_85</text:p>
          </table:table-cell>
          <table:table-cell table:style-name="ce33" office:value-type="string" calcext:value-type="string">
            <text:p>Le code 8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8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string" calcext:value-type="string">
            <text:p>Code_86</text:p>
          </table:table-cell>
          <table:table-cell table:style-name="ce33" office:value-type="string" calcext:value-type="string">
            <text:p>Le code 8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8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string" calcext:value-type="string">
            <text:p>Code_87</text:p>
          </table:table-cell>
          <table:table-cell table:style-name="ce33" office:value-type="string" calcext:value-type="string">
            <text:p>Le code 8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8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string" calcext:value-type="string">
            <text:p>Code_88</text:p>
          </table:table-cell>
          <table:table-cell table:style-name="ce33" office:value-type="string" calcext:value-type="string">
            <text:p>Le code 8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89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string" calcext:value-type="string">
            <text:p>Code_89</text:p>
          </table:table-cell>
          <table:table-cell table:style-name="ce33" office:value-type="string" calcext:value-type="string">
            <text:p>Le code 8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9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string" calcext:value-type="string">
            <text:p>Code_90</text:p>
          </table:table-cell>
          <table:table-cell table:style-name="ce33" office:value-type="string" calcext:value-type="string">
            <text:p>Le code 90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9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string" calcext:value-type="string">
            <text:p>Code_91</text:p>
          </table:table-cell>
          <table:table-cell table:style-name="ce33" office:value-type="string" calcext:value-type="string">
            <text:p>Le code 9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9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string" calcext:value-type="string">
            <text:p>Code_92</text:p>
          </table:table-cell>
          <table:table-cell table:style-name="ce33" office:value-type="string" calcext:value-type="string">
            <text:p>Le code 92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9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string" calcext:value-type="string">
            <text:p>Code_93</text:p>
          </table:table-cell>
          <table:table-cell table:style-name="ce33" office:value-type="string" calcext:value-type="string">
            <text:p>Le code 93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94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string" calcext:value-type="string">
            <text:p>Code_94</text:p>
          </table:table-cell>
          <table:table-cell table:style-name="ce33" office:value-type="string" calcext:value-type="string">
            <text:p>Le code 94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9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string" calcext:value-type="string">
            <text:p>Code_95</text:p>
          </table:table-cell>
          <table:table-cell table:style-name="ce33" office:value-type="string" calcext:value-type="string">
            <text:p>Le code 95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9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string" calcext:value-type="string">
            <text:p>Code_96</text:p>
          </table:table-cell>
          <table:table-cell table:style-name="ce33" office:value-type="string" calcext:value-type="string">
            <text:p>Le code 96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97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string" calcext:value-type="string">
            <text:p>Code_97</text:p>
          </table:table-cell>
          <table:table-cell table:style-name="ce33" office:value-type="string" calcext:value-type="string">
            <text:p>Le code 97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9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string" calcext:value-type="string">
            <text:p>Code_98</text:p>
          </table:table-cell>
          <table:table-cell table:style-name="ce33" office:value-type="string" calcext:value-type="string">
            <text:p>Le code 98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9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string" calcext:value-type="string">
            <text:p>Code_99</text:p>
          </table:table-cell>
          <table:table-cell table:style-name="ce33" office:value-type="string" calcext:value-type="string">
            <text:p>Le code 99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ARRAY_CODE_100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Code_100</text:p>
          </table:table-cell>
          <table:table-cell table:style-name="ce33" office:value-type="string" calcext:value-type="string">
            <text:p>Le code 100</text:p>
          </table:table-cell>
          <table:table-cell table:number-columns-repeated="1019"/>
        </table:table-row>
        <table:table-row table:style-name="ro5" table:number-rows-repeated="649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24"/>
        <table:table-column table:style-name="co6" table:number-columns-repeated="2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3">
          <table:table-cell table:style-name="ce20" office:value-type="string" calcext:value-type="string">
            <text:p>Unit</text:p>
            <draw:control table:end-cell-address="mode_tree.B1" table:end-x="8.48mm" table:end-y="4.57mm" draw:z-index="0" draw:name="Export CSV" draw:style-name="gr6" draw:text-style-name="P5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arent_code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Definition</text:p>
          </table:table-cell>
          <table:table-cell table:style-name="ce20" office:value-type="string" calcext:value-type="string">
            <text:p>Position</text:p>
          </table:table-cell>
          <table:table-cell table:style-name="ce20" office:value-type="string" calcext:value-type="string">
            <text:p>is_leaf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CODE_TRE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1 Label</text:p>
          </table:table-cell>
          <table:table-cell table:style-name="ce41" office:value-type="string" calcext:value-type="string">
            <text:p>1 Definition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2">
          <table:table-cell table:style-name="ce26" office:value-type="string" calcext:value-type="string">
            <text:p>CODE_TREE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11 Label</text:p>
          </table:table-cell>
          <table:table-cell table:style-name="ce41" office:value-type="string" calcext:value-type="string">
            <text:p>11 Definition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2">
          <table:table-cell table:style-name="ce26" office:value-type="string" calcext:value-type="string">
            <text:p>CODE_TREE</text:p>
          </table:table-cell>
          <table:table-cell table:style-name="ce33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33" office:value-type="string" calcext:value-type="string">
            <text:p>12 <text:s/>Label</text:p>
          </table:table-cell>
          <table:table-cell table:style-name="ce33" office:value-type="string" calcext:value-type="string">
            <text:p>12 Definition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17"/>
        </table:table-row>
        <table:table-row table:style-name="ro2">
          <table:table-cell table:style-name="ce26" office:value-type="string" calcext:value-type="string">
            <text:p>CODE_TREE</text:p>
          </table:table-cell>
          <table:table-cell table:style-name="ce41" office:value-type="string" calcext:value-type="string">
            <text:p>11.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11.1 <text:s/>Label</text:p>
          </table:table-cell>
          <table:table-cell table:style-name="ce41" office:value-type="string" calcext:value-type="string">
            <text:p>11.1 Definition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17"/>
        </table:table-row>
        <table:table-row table:style-name="ro2">
          <table:table-cell table:style-name="ce26" office:value-type="string" calcext:value-type="string">
            <text:p>CODE_TRE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2 <text:s/>Label</text:p>
          </table:table-cell>
          <table:table-cell table:style-name="ce41" office:value-type="string" calcext:value-type="string">
            <text:p>2 Definition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2">
          <table:table-cell table:style-name="ce26" office:value-type="string" calcext:value-type="string">
            <text:p>CODE_TREE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2</text:p>
          </table:table-cell>
          <table:table-cell table:style-name="ce41" office:value-type="string" calcext:value-type="string">
            <text:p>21 <text:s/>Label</text:p>
          </table:table-cell>
          <table:table-cell table:style-name="ce41" office:value-type="string" calcext:value-type="string">
            <text:p>21 Definition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17"/>
        </table:table-row>
        <table:table-row table:style-name="ro2">
          <table:table-cell table:style-name="ce26" office:value-type="string" calcext:value-type="string">
            <text:p>CODE_TREE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2</text:p>
          </table:table-cell>
          <table:table-cell table:style-name="ce41" office:value-type="string" calcext:value-type="string">
            <text:p>22 <text:s/>Label</text:p>
          </table:table-cell>
          <table:table-cell table:style-name="ce41" office:value-type="string" calcext:value-type="string">
            <text:p>22 Definition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2">
          <table:table-cell table:style-name="ce26" office:value-type="string" calcext:value-type="string">
            <text:p>CODE_TREE</text:p>
          </table:table-cell>
          <table:table-cell table:style-name="ce41" office:value-type="string" calcext:value-type="string">
            <text:p>22.1</text:p>
          </table:table-cell>
          <table:table-cell table:style-name="ce41" office:value-type="string" calcext:value-type="string">
            <text:p>22</text:p>
          </table:table-cell>
          <table:table-cell table:style-name="ce41" office:value-type="string" calcext:value-type="string">
            <text:p>22.1 <text:s/>Label</text:p>
          </table:table-cell>
          <table:table-cell table:style-name="ce41" office:value-type="string" calcext:value-type="string">
            <text:p>22.1 Definition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17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9" table:default-cell-style-name="ce25"/>
        <table:table-column table:style-name="co100" table:default-cell-style-name="ce25"/>
        <table:table-column table:style-name="co101" table:default-cell-style-name="ce25"/>
        <table:table-column table:style-name="co102" table:default-cell-style-name="ce25"/>
        <table:table-column table:style-name="co103" table:default-cell-style-name="ce25"/>
        <table:table-row table:style-name="ro10">
          <table:table-cell table:style-name="ce20" office:value-type="string" calcext:value-type="string">
            <text:p>Source Unit</text:p>
            <draw:control table:end-cell-address="group_mode.A1" table:end-x="57.32mm" table:end-y="8.51mm" draw:z-index="0" draw:name="Export CSV" draw:style-name="gr6" draw:text-style-name="P5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40" office:value-type="string" calcext:value-type="string">
            <text:p>Source Code</text:p>
          </table:table-cell>
          <table:table-cell table:style-name="ce20" office:value-type="string" calcext:value-type="string">
            <text:p>Destination Unit</text:p>
          </table:table-cell>
          <table:table-cell table:style-name="ce30" office:value-type="string" calcext:value-type="string">
            <text:p>Destination Code</text:p>
          </table:table-cell>
          <table:table-cell table:style-name="ce30" office:value-type="string" calcext:value-type="string">
            <text:p>Comment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42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42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42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0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1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2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3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4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5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6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7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8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9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0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1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2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3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4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5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6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7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8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29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3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0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1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2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3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4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5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6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7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8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39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0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1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2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3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4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5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6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7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8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49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5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0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1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2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3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4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5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6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7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8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59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6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0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1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2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3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4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5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6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7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8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69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7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0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1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2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3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4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5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6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7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8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79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8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0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1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2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3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4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5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6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7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8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89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9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0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1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2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3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4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5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6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7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8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99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CODE_CODE_10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CODE_CODE_100</text:p>
          </table:table-cell>
          <table:table-cell table:style-name="ce33" office:value-type="string" calcext:value-type="string">
            <text:p>100</text:p>
          </table:table-cell>
          <table:table-cell table:style-name="Default"/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4" table:default-cell-style-name="ce44"/>
        <table:table-column table:style-name="co105" table:default-cell-style-name="ce44"/>
        <table:table-column table:style-name="co7" table:number-columns-repeated="1022" table:default-cell-style-name="Default"/>
        <table:table-row table:style-name="ro14">
          <table:table-cell table:style-name="ce20" office:value-type="string" calcext:value-type="string">
            <text:p>Unit</text:p>
            <draw:control table:end-cell-address="dynamode.B1" table:end-x="15.05mm" table:end-y="10.1mm" draw:z-index="0" draw:name="Export CSV" draw:style-name="gr6" draw:text-style-name="P5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45" office:value-type="string" calcext:value-type="string">
            <text:p>SQL</text:p>
          </table:table-cell>
          <table:table-cell table:number-columns-repeated="1022"/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SELECT DISTINCT DP as code, NOM_DEPART as label, NOM_DEPART || ' (' || NOM_REGION || ')' as definition, dp as position FROM mapping.departements ORDER BY NOM_DEPART</text:p>
          </table:table-cell>
          <table:table-cell table:number-columns-repeated="1022"/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SELECT code as code, nom || ' (' || code || ')' as label, nom || ' (' || code || ')' as definition, code as position FROM mapping.communes ORDER BY nom</text:p>
          </table:table-cell>
          <table:table-cell table:number-columns-repeated="1022"/>
        </table:table-row>
        <table:table-row table:style-name="ro8">
          <table:table-cell table:style-name="ce43" office:value-type="string" calcext:value-type="string">
            <text:p>PROVIDER_ID</text:p>
          </table:table-cell>
          <table:table-cell table:style-name="ce43" office:value-type="string" calcext:value-type="string">
            <text:p>SELECT id as code, label, definition, id as position FROM website.providers ORDER BY labe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DE_DYNAMIC_3</text:p>
          </table:table-cell>
          <table:table-cell office:value-type="string" calcext:value-type="string">
            <text:p>SELECT code, label, definition, position FROM MODE WHERE unit='CODE_CODE_3' ORDER BY position</text:p>
          </table:table-cell>
          <table:table-cell table:style-name="ce25" table:number-columns-repeated="1022"/>
        </table:table-row>
        <table:table-row table:style-name="ro3">
          <table:table-cell office:value-type="string" calcext:value-type="string">
            <text:p>CODE_DYNAMIC_10</text:p>
          </table:table-cell>
          <table:table-cell office:value-type="string" calcext:value-type="string">
            <text:p>SELECT code, label, definition, position FROM MODE WHERE unit='CODE_CODE_1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DE_DYNAMIC_100</text:p>
          </table:table-cell>
          <table:table-cell office:value-type="string" calcext:value-type="string">
            <text:p>SELECT code, label, definition, position FROM MODE WHERE unit='CODE_CODE_10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3</text:p>
          </table:table-cell>
          <table:table-cell office:value-type="string" calcext:value-type="string">
            <text:p>SELECT code, label, definition, position FROM MODE WHERE unit='ARRAY_CODE_3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10</text:p>
          </table:table-cell>
          <table:table-cell office:value-type="string" calcext:value-type="string">
            <text:p>SELECT code, label, definition, position FROM MODE WHERE unit='ARRAY_CODE_1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100</text:p>
          </table:table-cell>
          <table:table-cell office:value-type="string" calcext:value-type="string">
            <text:p>SELECT code, label, definition, position FROM MODE WHERE unit='ARRAY_CODE_100' ORDER BY position</text:p>
          </table:table-cell>
          <table:table-cell table:number-columns-repeated="1022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6" table:default-cell-style-name="Default"/>
        <table:table-column table:style-name="co28" table:number-columns-repeated="2" table:default-cell-style-name="Default"/>
        <table:table-column table:style-name="co107" table:default-cell-style-name="Default"/>
        <table:table-column table:style-name="co6" table:number-columns-repeated="252" table:default-cell-style-name="Default"/>
        <table:table-column table:style-name="co7" table:number-columns-repeated="768" table:default-cell-style-name="Default"/>
        <table:table-row table:style-name="ro16">
          <table:table-cell table:style-name="ce30" office:value-type="string" calcext:value-type="string">
            <text:p>Unit </text:p>
            <draw:control table:end-cell-address="range.B2" table:end-x="15.21mm" table:end-y="0.32mm" draw:z-index="0" draw:name="Export CSV" draw:style-name="gr6" draw:text-style-name="P5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Min</text:p>
          </table:table-cell>
          <table:table-cell table:style-name="ce30" office:value-type="string" calcext:value-type="string">
            <text:p>Max</text:p>
          </table:table-cell>
          <table:table-cell table:number-columns-repeated="1021"/>
        </table:table-row>
        <table:table-row table:style-name="ro5">
          <table:table-cell table:style-name="ce46" office:value-type="string" calcext:value-type="string">
            <text:p>PERCENTAG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53"/>
          <table:table-cell table:number-columns-repeated="768"/>
        </table:table-row>
        <table:table-row table:style-name="ro5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NUMERIC_RANG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table:number-columns-repeated="1021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8" table:default-cell-style-name="ce25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row table:style-name="ro12">
          <table:table-cell table:style-name="ce20" office:value-type="string" calcext:value-type="string">
            <text:p>Format</text:p>
            <draw:control table:end-cell-address="table_format.B1" table:end-x="0.13mm" table:end-y="9.05mm" draw:z-index="0" draw:name="Export CSV" draw:style-name="gr6" draw:text-style-name="P5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Table Name</text:p>
          </table:table-cell>
          <table:table-cell table:style-name="ce30" office:value-type="string" calcext:value-type="string">
            <text:p>Schema</text:p>
          </table:table-cell>
          <table:table-cell table:style-name="ce30" office:value-type="string" calcext:value-type="string">
            <text:p>Primary Keys</text:p>
          </table:table-cell>
          <table:table-cell table:style-name="ce30" office:value-type="string" calcext:value-type="string">
            <text:p>Label</text:p>
          </table:table-cell>
        </table:table-row>
        <table:table-row table:style-name="ro2">
          <table:table-cell table:style-name="ce22" office:value-type="string" calcext:value-type="string">
            <text:p>METADATA_MODE</text:p>
          </table:table-cell>
          <table:table-cell table:style-name="ce22" office:value-type="string" calcext:value-type="string">
            <text:p>MODE</text:p>
          </table:table-cell>
          <table:table-cell table:style-name="ce22" office:value-type="string" calcext:value-type="string">
            <text:p>METADATA</text:p>
          </table:table-cell>
          <table:table-cell table:style-name="ce22" office:value-type="string" calcext:value-type="string">
            <text:p>UNIT,CODE</text:p>
          </table:table-cell>
          <table:table-cell table:style-name="ce22" office:value-type="string" calcext:value-type="string">
            <text:p>Mode</text:p>
          </table:table-cell>
        </table:table-row>
        <table:table-row table:style-name="ro2">
          <table:table-cell table:style-name="ce22" office:value-type="string" calcext:value-type="string">
            <text:p>MAPPING_LAYER</text:p>
          </table:table-cell>
          <table:table-cell table:style-name="ce22" office:value-type="string" calcext:value-type="string">
            <text:p>LAYER</text:p>
          </table:table-cell>
          <table:table-cell table:style-name="ce22" office:value-type="string" calcext:value-type="string">
            <text:p>MAPPING</text:p>
          </table:table-cell>
          <table:table-cell table:style-name="ce22" office:value-type="string" calcext:value-type="string">
            <text:p>LAYER_NAME</text:p>
          </table:table-cell>
          <table:table-cell table:style-name="ce22" office:value-type="string" calcext:value-type="string">
            <text:p>Layer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5">
          <table:table-cell office:value-type="string" calcext:value-type="string">
            <text:p>PLOT_DATA</text:p>
          </table:table-cell>
          <table:table-cell table:style-name="ce25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5">
          <table:table-cell office:value-type="string" calcext:value-type="string">
            <text:p>SPECIES_DATA</text:p>
          </table:table-cell>
          <table:table-cell table:style-name="ce25" office:value-type="string" calcext:value-type="string">
            <text:p>SPECIES_DATA</text:p>
          </table:table-cell>
          <table:table-cell table:style-name="ce25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5">
          <table:table-cell office:value-type="string" calcext:value-type="string">
            <text:p>TREE_DATA</text:p>
          </table:table-cell>
          <table:table-cell table:style-name="ce25" office:value-type="string" calcext:value-type="string">
            <text:p>TREE_DATA</text:p>
          </table:table-cell>
          <table:table-cell table:style-name="ce25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5">
          <table:table-cell office:value-type="string" calcext:value-type="string">
            <text:p>HARMONIZED_LOCATION_DATA</text:p>
          </table:table-cell>
          <table:table-cell table:style-name="ce25" office:value-type="string" calcext:value-type="string">
            <text:p>HARMONIZED_LOCATION</text:p>
          </table:table-cell>
          <table:table-cell table:style-name="ce25" office:value-type="string" calcext:value-type="string">
            <text:p>HARMONIZED_DATA</text:p>
          </table:table-cell>
          <table:table-cell table:style-name="ce24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5">
          <table:table-cell office:value-type="string" calcext:value-type="string">
            <text:p>HARMONIZED_PLOT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5" office:value-type="string" calcext:value-type="string">
            <text:p>HARMONIZED_DATA</text:p>
          </table:table-cell>
          <table:table-cell table:style-name="ce24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5">
          <table:table-cell office:value-type="string" calcext:value-type="string">
            <text:p>HARMONIZED_SPECIES_DATA</text:p>
          </table:table-cell>
          <table:table-cell table:style-name="ce25" office:value-type="string" calcext:value-type="string">
            <text:p>HARMONIZED_SPECIES_DATA</text:p>
          </table:table-cell>
          <table:table-cell table:style-name="ce25" office:value-type="string" calcext:value-type="string">
            <text:p>HARMONIZED_DATA</text:p>
          </table:table-cell>
          <table:table-cell table:style-name="ce24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5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5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3">
          <table:table-cell table:style-name="ce26" office:value-type="string" calcext:value-type="string">
            <text:p>TEST_1_TABLE</text:p>
          </table:table-cell>
          <table:table-cell table:style-name="ce26" office:value-type="string" calcext:value-type="string">
            <text:p>TEST_1</text:p>
          </table:table-cell>
          <table:table-cell table:style-name="ce26" office:value-type="string" calcext:value-type="string">
            <text:p>RAW_DATA</text:p>
          </table:table-cell>
          <table:table-cell table:style-name="ce26" office:value-type="string" calcext:value-type="string">
            <text:p>TEST_DATA_1_ID</text:p>
          </table:table-cell>
          <table:table-cell table:style-name="ce26" office:value-type="string" calcext:value-type="string">
            <text:p>Test table 1</text:p>
          </table:table-cell>
        </table:table-row>
        <table:table-row table:style-name="ro3">
          <table:table-cell table:style-name="ce26" office:value-type="string" calcext:value-type="string">
            <text:p>TEST_2_TABLE</text:p>
          </table:table-cell>
          <table:table-cell table:style-name="ce26" office:value-type="string" calcext:value-type="string">
            <text:p>TEST_2</text:p>
          </table:table-cell>
          <table:table-cell table:style-name="ce26" office:value-type="string" calcext:value-type="string">
            <text:p>RAW_DATA</text:p>
          </table:table-cell>
          <table:table-cell table:style-name="ce26" office:value-type="string" calcext:value-type="string">
            <text:p>TEST_DATA_2_ID</text:p>
          </table:table-cell>
          <table:table-cell table:style-name="ce26" office:value-type="string" calcext:value-type="string">
            <text:p>Test table 2</text:p>
          </table:table-cell>
        </table:table-row>
        <table:table-row table:style-name="ro3">
          <table:table-cell table:style-name="ce26" office:value-type="string" calcext:value-type="string">
            <text:p>TEST_3_TABLE</text:p>
          </table:table-cell>
          <table:table-cell table:style-name="ce26" office:value-type="string" calcext:value-type="string">
            <text:p>TEST_3</text:p>
          </table:table-cell>
          <table:table-cell table:style-name="ce26" office:value-type="string" calcext:value-type="string">
            <text:p>RAW_DATA</text:p>
          </table:table-cell>
          <table:table-cell table:style-name="ce26" office:value-type="string" calcext:value-type="string">
            <text:p>TEST_DATA_3_ID</text:p>
          </table:table-cell>
          <table:table-cell table:style-name="ce26" office:value-type="string" calcext:value-type="string">
            <text:p>Test table 3</text:p>
          </table:table-cell>
        </table:table-row>
        <table:table-row table:style-name="ro3">
          <table:table-cell table:style-name="ce26" office:value-type="string" calcext:value-type="string">
            <text:p>HARMONIZED_TEST_1_TABLE</text:p>
          </table:table-cell>
          <table:table-cell table:style-name="ce26" office:value-type="string" calcext:value-type="string">
            <text:p>HARMONIZED_TEST_1</text:p>
          </table:table-cell>
          <table:table-cell table:style-name="ce26" office:value-type="string" calcext:value-type="string">
            <text:p>HARMONIZED_DATA</text:p>
          </table:table-cell>
          <table:table-cell table:style-name="ce26" office:value-type="string" calcext:value-type="string">
            <text:p>TEST_DATA_1_ID</text:p>
          </table:table-cell>
          <table:table-cell table:style-name="ce26" office:value-type="string" calcext:value-type="string">
            <text:p>Harmonized test table 1</text:p>
          </table:table-cell>
        </table:table-row>
        <table:table-row table:style-name="ro3">
          <table:table-cell table:style-name="ce26" office:value-type="string" calcext:value-type="string">
            <text:p>HARMONIZED_TEST_2_TABLE</text:p>
          </table:table-cell>
          <table:table-cell table:style-name="ce26" office:value-type="string" calcext:value-type="string">
            <text:p>HARMONIZED_TEST_2</text:p>
          </table:table-cell>
          <table:table-cell table:style-name="ce26" office:value-type="string" calcext:value-type="string">
            <text:p>HARMONIZED_DATA</text:p>
          </table:table-cell>
          <table:table-cell table:style-name="ce26" office:value-type="string" calcext:value-type="string">
            <text:p>TEST_DATA_2_ID</text:p>
          </table:table-cell>
          <table:table-cell table:style-name="ce26" office:value-type="string" calcext:value-type="string">
            <text:p>Harmonized test table 2</text:p>
          </table:table-cell>
        </table:table-row>
        <table:table-row table:style-name="ro3">
          <table:table-cell table:style-name="ce26" office:value-type="string" calcext:value-type="string">
            <text:p>HARMONIZED_TEST_3_TABLE</text:p>
          </table:table-cell>
          <table:table-cell table:style-name="ce26" office:value-type="string" calcext:value-type="string">
            <text:p>HARMONIZED_TEST_3</text:p>
          </table:table-cell>
          <table:table-cell table:style-name="ce26" office:value-type="string" calcext:value-type="string">
            <text:p>HARMONIZED_DATA</text:p>
          </table:table-cell>
          <table:table-cell table:style-name="ce26" office:value-type="string" calcext:value-type="string">
            <text:p>TEST_DATA_3_ID</text:p>
          </table:table-cell>
          <table:table-cell table:style-name="ce26" office:value-type="string" calcext:value-type="string">
            <text:p>Harmonized test table 3</text:p>
          </table:table-cell>
        </table:table-row>
        <table:table-row table:style-name="ro5" table:number-rows-repeated="19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6" table:number-columns-repeated="2" table:default-cell-style-name="Default"/>
        <table:table-column table:style-name="co7" table:number-columns-repeated="1019" table:default-cell-style-name="Default"/>
        <table:table-row table:style-name="ro3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Is Opene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OCATION_FORM</text:p>
          </table:table-cell>
          <table:table-cell office:value-type="string" calcext:value-type="string">
            <text:p>Spatial Query</text:p>
          </table:table-cell>
          <table:table-cell office:value-type="string" calcext:value-type="string">
            <text:p>Plot 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LOT_FORM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 Dat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 Dat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EST_1_FORM</text:p>
          </table:table-cell>
          <table:table-cell table:style-name="ce6" office:value-type="string" calcext:value-type="string">
            <text:p>Test 1 form</text:p>
          </table:table-cell>
          <table:table-cell table:style-name="ce6" office:value-type="string" calcext:value-type="string">
            <text:p>The test 1 for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3">
          <table:table-cell table:style-name="ce6" office:value-type="string" calcext:value-type="string">
            <text:p>TEST_2_FORM</text:p>
          </table:table-cell>
          <table:table-cell table:style-name="ce6" office:value-type="string" calcext:value-type="string">
            <text:p>Test 2 form</text:p>
          </table:table-cell>
          <table:table-cell table:style-name="ce6" office:value-type="string" calcext:value-type="string">
            <text:p>The test 2 for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le_format" table:style-name="ta1" table:print="false">
        <office:forms form:automatic-focus="false" form:apply-design-mode="false"/>
        <table:table-column table:style-name="co35" table:default-cell-style-name="ce5"/>
        <table:table-column table:style-name="co3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5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File Extension</text:p>
          </table:table-cell>
          <table:table-cell table:style-name="ce21" office:value-type="string" calcext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21" office:value-type="string" calcext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21" office:value-type="string" calcext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5">
          <table:table-cell office:value-type="string" calcext:value-type="string">
            <text:p>LOCATION_FILE</text:p>
          </table:table-cell>
          <table:table-cell table:style-name="ce5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 file</text:p>
          </table:table-cell>
        </table:table-row>
        <table:table-row table:style-name="ro5">
          <table:table-cell office:value-type="string" calcext:value-type="string">
            <text:p>PLOT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ot file</text:p>
          </table:table-cell>
        </table:table-row>
        <table:table-row table:style-name="ro5">
          <table:table-cell office:value-type="string" calcext:value-type="string">
            <text:p>SPECIES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es file</text:p>
          </table:table-cell>
        </table:table-row>
        <table:table-row table:style-name="ro5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 file</text:p>
          </table:table-cell>
        </table:table-row>
        <table:table-row table:style-name="ro3">
          <table:table-cell table:style-name="ce6" office:value-type="string" calcext:value-type="string">
            <text:p>TEST_1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1_FIL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est 1 file</text:p>
          </table:table-cell>
        </table:table-row>
        <table:table-row table:style-name="ro3">
          <table:table-cell table:style-name="ce6" office:value-type="string" calcext:value-type="string">
            <text:p>TEST_2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2_FIL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est 2 file</text:p>
          </table:table-cell>
        </table:table-row>
        <table:table-row table:style-name="ro3">
          <table:table-cell table:style-name="ce6" office:value-type="string" calcext:value-type="string">
            <text:p>TEST_3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3_FIL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est 3 file</text:p>
          </table:table-cell>
        </table:table-row>
        <table:table-row table:style-name="ro5" table:number-rows-repeated="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5" table:number-rows-repeated="27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ce17"/>
        <table:table-column table:style-name="co81" table:default-cell-style-name="ce17"/>
        <table:table-column table:style-name="co82" table:default-cell-style-name="ce17"/>
        <table:table-column table:style-name="co83" table:default-cell-style-name="ce17"/>
        <table:table-column table:style-name="co84" table:number-columns-repeated="4" table:default-cell-style-name="ce17"/>
        <table:table-column table:style-name="co84" table:default-cell-style-name="Default"/>
        <table:table-row table:style-name="ro15">
          <table:table-cell table:style-name="ce34" office:value-type="string" calcext:value-type="string">
            <text:p>Data</text:p>
          </table:table-cell>
          <table:table-cell table:style-name="ce34" office:value-type="string" calcext:value-type="string">
            <text:p>Format</text:p>
          </table:table-cell>
          <table:table-cell table:style-name="ce34" office:value-type="string" calcext:value-type="string">
            <text:p>Column_Name</text:p>
          </table:table-cell>
          <table:table-cell table:style-name="ce34" office:value-type="string" calcext:value-type="string">
            <text:p>isCalculated</text:p>
          </table:table-cell>
          <table:table-cell table:style-name="ce34" office:value-type="string" calcext:value-type="string">
            <text:p>idEditable</text:p>
          </table:table-cell>
          <table:table-cell table:style-name="ce34" office:value-type="string" calcext:value-type="string">
            <text:p>isInsertable</text:p>
          </table:table-cell>
          <table:table-cell table:style-name="ce34" office:value-type="string" calcext:value-type="string">
            <text:p>isMandatory</text:p>
          </table:table-cell>
          <table:table-cell table:style-name="ce34" office:value-type="string" calcext:value-type="string">
            <text:p>Position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DEPARTE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8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THE_GEO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LINE_NUMBER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NV_TIM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DATA</text:p>
          </table:table-cell>
          <table:table-cell table:style-name="ce15" office:value-type="string" calcext:value-type="string">
            <text:p>CORINE_BIOTOP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DATA</text:p>
          </table:table-cell>
          <table:table-cell table:style-name="ce15" office:value-type="string" calcext:value-type="string">
            <text:p>FICHE_PLACET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LINE_NUMBE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ce15" office:value-type="string" calcext:value-type="string">
            <text:p>ID_TAXO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LINE_NUMBER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REE_ID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8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HE_GEOM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LINE_NUMBER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8">
          <table:table-cell table:style-name="Default" office:value-type="string" calcext:value-type="string">
            <text:p>THE_GEOM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THE_GEOM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15" office:value-type="string" calcext:value-type="string">
            <text:p>ID_TAXO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PLOT_CODE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COORDIN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IME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TIME_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GEOM_GEOM_POLYG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GEOM_GEOM_LINE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CHECKBOX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CODE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ARRAY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CODE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ARRAY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IMAGE_IM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GEOM_GEOM_PO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STRING_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STRING_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COORDIN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DATE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IME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DATETIME_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GEOM_GEOM_POLYG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GEOM_GEOM_LINE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CHECKBOX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REE_CODE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REE_ARRAY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AXREF_CODE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AXREF_ARRAY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IMAGE_IM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GEOM_GEOM_PO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ce17"/>
        <table:table-column table:style-name="co85" table:default-cell-style-name="ce17"/>
        <table:table-column table:style-name="co86" table:default-cell-style-name="ce17"/>
        <table:table-column table:style-name="co87" table:default-cell-style-name="ce17"/>
        <table:table-column table:style-name="co88" table:default-cell-style-name="ce17"/>
        <table:table-column table:style-name="co89" table:default-cell-style-name="ce17"/>
        <table:table-column table:style-name="co90" table:default-cell-style-name="ce17"/>
        <table:table-column table:style-name="co91" table:default-cell-style-name="ce17"/>
        <table:table-column table:style-name="co6" table:number-columns-repeated="3" table:default-cell-style-name="Default"/>
        <table:table-column table:style-name="co7" table:number-columns-repeated="1013" table:default-cell-style-name="Default"/>
        <table:table-row table:style-name="ro3">
          <table:table-cell table:style-name="ce34" office:value-type="string" calcext:value-type="string">
            <text:p>Data</text:p>
          </table:table-cell>
          <table:table-cell table:style-name="ce34" office:value-type="string" calcext:value-type="string">
            <text:p>Format</text:p>
          </table:table-cell>
          <table:table-cell table:style-name="ce34" office:value-type="string" calcext:value-type="string">
            <text:p>isCriteria</text:p>
          </table:table-cell>
          <table:table-cell table:style-name="ce34" office:value-type="string" calcext:value-type="string">
            <text:p>isResult</text:p>
          </table:table-cell>
          <table:table-cell table:style-name="ce34" office:value-type="string" calcext:value-type="string">
            <office:annotation draw:style-name="gr7" draw:text-style-name="P3" svg:width="98.9mm" svg:height="58.49mm" svg:x="177.11mm" svg:y="0mm" draw:caption-point-x="19.3mm" draw:caption-point-y="0.1mm">
              <dc:creator>BP</dc:creator>
              <dc:date>2009-04-16T00:00:00</dc:date>
              <text:p text:style-name="P6"><text:span text:style-name="T6">The HTML Type of the field :</text:span></text:p>
              <text:p text:style-name="P6"><text:span text:style-name="T6"/></text:p>
              <text:p text:style-name="P6"><text:span text:style-name="T6">* TEXT</text:span></text:p>
              <text:p text:style-name="P6"><text:span text:style-name="T6">* SELECT</text:span></text:p>
              <text:p text:style-name="P6"><text:span text:style-name="T6">* CHECKBOX</text:span></text:p>
            </office:annotation>
            <text:p>Input_Type</text:p>
          </table:table-cell>
          <table:table-cell table:style-name="ce34" office:value-type="string" calcext:value-type="string">
            <text:p>Position</text:p>
          </table:table-cell>
          <table:table-cell table:style-name="ce34" office:value-type="string" calcext:value-type="string">
            <text:p>is default criteria</text:p>
          </table:table-cell>
          <table:table-cell table:style-name="ce34" office:value-type="string" calcext:value-type="string">
            <text:p>is default result</text:p>
          </table:table-cell>
          <table:table-cell table:style-name="ce34" office:value-type="string" calcext:value-type="string">
            <text:p>default_value</text:p>
          </table:table-cell>
          <table:table-cell table:style-name="ce34" office:value-type="string" calcext:value-type="string">
            <text:p>decimals</text:p>
          </table:table-cell>
          <table:table-cell table:style-name="ce34" office:value-type="string" calcext:value-type="string">
            <text:p>Mask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AGINED_SELEC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GEOM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6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/>
          <table:table-cell office:value-type="string" calcext:value-type="string">
            <text:p>HH:mm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ECKBOX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E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AX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MAG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EOM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ile_field" table:style-name="ta1" table:print="false">
        <office:forms form:automatic-focus="false" form:apply-design-mode="false"/>
        <table:table-column table:style-name="co37" table:default-cell-style-name="ce6"/>
        <table:table-column table:style-name="co48" table:default-cell-style-name="ce6"/>
        <table:table-column table:style-name="co6" table:default-cell-style-name="ce6"/>
        <table:table-column table:style-name="co49" table:default-cell-style-name="ce6"/>
        <table:table-column table:style-name="co6" table:default-cell-style-name="ce6"/>
        <table:table-row table:style-name="ro3"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Format</text:p>
          </table:table-cell>
          <table:table-cell table:style-name="ce21" office:value-type="string" calcext:value-type="string">
            <text:p>isMandatory</text:p>
          </table:table-cell>
          <table:table-cell table:style-name="ce21" office:value-type="string" calcext:value-type="string">
            <text:p>Mask</text:p>
          </table:table-cell>
          <table:table-cell table:style-name="ce21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Default" office:value-type="float" office:value="4" calcext:value-type="float">
            <text:p>4</text:p>
          </table:table-cell>
        </table:table-row>
        <table:table-row table:style-name="ro5">
          <table:table-cell table:style-name="ce5" office:value-type="string" calcext:value-type="string">
            <text:p>PLOT_COD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5">
          <table:table-cell table:style-name="ce5" office:value-type="string" calcext:value-type="string">
            <text:p>INV_DAT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table:style-name="ce5" office:value-type="string" calcext:value-type="string">
            <text:p>INV_TIM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Default" office:value-type="string" calcext:value-type="string">
            <text:p>HH:mm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5">
          <table:table-cell table:style-name="ce5" office:value-type="string" calcext:value-type="string">
            <text:p>CYCL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</table:table-row>
        <table:table-row table:style-name="ro5">
          <table:table-cell table:style-name="ce5" office:value-type="string" calcext:value-type="string">
            <text:p>IS_FOREST_PLOT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</table:table-row>
        <table:table-row table:style-name="ro5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PLOT_CODE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CYCLE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BASAL_AREA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</table:table-row>
        <table:table-row table:style-name="ro5">
          <table:table-cell table:style-name="ce5"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5">
          <table:table-cell table:style-name="ce5"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+-]?[0-9]{1,2}[.][0-9]{1,2}[.][0-9]{1,2}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H:mm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92" table:default-cell-style-name="ce17"/>
        <table:table-column table:style-name="co93" table:default-cell-style-name="ce17"/>
        <table:table-column table:style-name="co94" table:default-cell-style-name="ce17"/>
        <table:table-column table:style-name="co95" table:default-cell-style-name="ce17"/>
        <table:table-column table:style-name="co96" table:default-cell-style-name="ce17"/>
        <table:table-row table:style-name="ro5">
          <table:table-cell table:style-name="ce34" office:value-type="string" calcext:value-type="string">
            <text:p>SRC_DATA</text:p>
          </table:table-cell>
          <table:table-cell table:style-name="ce34" office:value-type="string" calcext:value-type="string">
            <text:p>SRC_FORMAT</text:p>
          </table:table-cell>
          <table:table-cell table:style-name="ce34" office:value-type="string" calcext:value-type="string">
            <text:p>DST_DATA</text:p>
          </table:table-cell>
          <table:table-cell table:style-name="ce34" office:value-type="string" calcext:value-type="string">
            <text:p>DST_FORMAT</text:p>
          </table:table-cell>
          <table:table-cell table:style-name="ce34" office:value-type="string" calcext:value-type="string">
            <text:p>MAPPING_TYP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ce16" office:value-type="string" calcext:value-type="string">
            <text:p>LOCATION_FILE</text:p>
          </table:table-cell>
          <table:table-cell table:style-name="Default" office:value-type="string" calcext:value-type="string">
            <text:p>PLOT_CO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ce16" office:value-type="string" calcext:value-type="string">
            <text:p>LOCATION_FILE</text:p>
          </table:table-cell>
          <table:table-cell table:style-name="Default" office:value-type="string" calcext:value-type="string">
            <text:p>LATITU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ce16" office:value-type="string" calcext:value-type="string">
            <text:p>LOCATION_FILE</text:p>
          </table:table-cell>
          <table:table-cell table:style-name="Default" office:value-type="string" calcext:value-type="string">
            <text:p>LONGITU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ce16" office:value-type="string" calcext:value-type="string">
            <text:p>LOCATION_FILE</text:p>
          </table:table-cell>
          <table:table-cell table:style-name="Default" office:value-type="string" calcext:value-type="string">
            <text:p>COMMENT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8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8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FILE</text:p>
          </table:table-cell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FILE</text:p>
          </table:table-cell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15" office:value-type="string" calcext:value-type="string">
            <text:p>ID_TAXON</text:p>
          </table:table-cell>
          <table:table-cell table:style-name="ce16" office:value-type="string" calcext:value-type="string">
            <text:p>SPECIES_FILE</text:p>
          </table:table-cell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16"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ce16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16"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ce16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FORM</text:p>
          </table:table-cell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FORM</text:p>
          </table:table-cell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SPECIES_FORM</text:p>
          </table:table-cell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PROVIDER_ID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PLOT_CO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LAT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LONG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COMMENT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ID_TAXON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THE_GEOM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6" table:default-cell-style-name="Default"/>
        <table:table-column table:style-name="co57" table:default-cell-style-name="Default"/>
        <table:table-column table:style-name="co7" table:number-columns-repeated="1020" table:default-cell-style-name="Default"/>
        <table:table-row table:style-name="ro3">
          <table:table-cell table:style-name="ce21" office:value-type="string" calcext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21" office:value-type="string" calcext:value-type="string">
            <text:p>isDefault</text:p>
          </table:table-cell>
          <table:table-cell table:style-name="ce21" office:value-type="string" calcext:value-type="string">
            <text:p>Definitio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 datase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 test dataset</text:p>
          </table:table-cell>
          <table:table-cell table:style-name="ce6" table:number-columns-repeated="1020"/>
        </table:table-row>
      </table:table>
      <table:table table:name="dataset_files" table:style-name="ta1" table:print="false">
        <office:forms form:automatic-focus="false" form:apply-design-mode="false"/>
        <table:table-column table:style-name="co58" table:default-cell-style-name="Default"/>
        <table:table-column table:style-name="co48" table:default-cell-style-name="ce5"/>
        <table:table-row table:style-name="ro5">
          <table:table-cell table:style-name="ce21" office:value-type="string" calcext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5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1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2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3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9" table:default-cell-style-name="Default"/>
        <table:table-column table:style-name="co48" table:number-columns-repeated="2" table:default-cell-style-name="Default"/>
        <table:table-column table:style-name="co60" table:default-cell-style-name="Default"/>
        <table:table-row table:style-name="ro3">
          <table:table-cell table:style-name="ce21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text:p>Schema Code</text:p>
          </table:table-cell>
          <table:table-cell table:style-name="ce21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21"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STRING_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STRING_LINK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COORDIN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DATE_D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IME_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DATETIME_DATE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GEOM_GEOM_POLYGO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GEOM_GEOM_LINE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EST_DATA_3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CHECKBOX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REE_CODE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REE_ARRAY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AXREF_CODE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AXREF_ARRAY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IMAGE_IMA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GEOM_GEOM_POINT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STRING_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STRING_LINK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COORDIN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DATE_D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IME_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DATETIME_DATE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GEOM_GEOM_POLYGO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GEOM_GEOM_LINE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EST_DATA_3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CHECKBOX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REE_CODE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REE_ARRAY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AXREF_CODE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AXREF_ARRAY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IMAGE_IMA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GEOM_GEOM_POINT</text:p>
          </table:table-cell>
        </table:table-row>
        <table:table-row table:style-name="ro3" table:number-rows-repeated="104838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default-cell-style-name="Default"/>
        <table:table-row table:style-name="ro11">
          <table:table-cell table:style-name="ce21" office:value-type="string" calcext:value-type="string">
            <text:p>Check_id</text:p>
          </table:table-cell>
          <table:table-cell table:style-name="ce21" office:value-type="string" calcext:value-type="string">
            <text:p>Step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Label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Statement</text:p>
          </table:table-cell>
          <table:table-cell table:style-name="ce21" office:value-type="string" calcext:value-type="string">
            <text:p>Importance</text:p>
          </table:table-cell>
        </table:table-row>
        <table:table-row table:style-name="ro5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13" table:default-cell-style-name="Default"/>
        <table:table-column table:style-name="co114" table:number-columns-repeated="2" table:default-cell-style-name="Default"/>
        <table:table-column table:style-name="co115" table:default-cell-style-name="ce49"/>
        <table:table-row table:style-name="ro12">
          <table:table-cell table:style-name="ce20" office:value-type="string" calcext:value-type="string">
            <text:p>Schema Code</text:p>
          </table:table-cell>
          <table:table-cell table:style-name="ce20" office:value-type="string" calcext:value-type="string">
            <text:p>Schema Name</text:p>
          </table:table-cell>
          <table:table-cell table:style-name="ce20" office:value-type="string" calcext:value-type="string">
            <text:p>Label</text:p>
            <draw:control table:end-cell-address="table_schema.D1" table:end-x="0.12mm" table:end-y="9.06mm" draw:z-index="0" draw:name="Export CSV" draw:style-name="gr6" draw:text-style-name="P5" svg:width="94.17mm" svg:height="9.05mm" svg:x="18.49mm" svg:y="0.01mm" draw:control="control9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Description</text:p>
          </table:table-cell>
        </table:table-row>
        <table:table-row table:style-name="ro2">
          <table:table-cell table:number-columns-repeated="2" table:style-name="ce22" office:value-type="string" calcext:value-type="string">
            <text:p>METADATA</text:p>
          </table:table-cell>
          <table:table-cell table:style-name="ce22" office:value-type="string" calcext:value-type="string">
            <text:p>Metadata</text:p>
          </table:table-cell>
          <table:table-cell table:style-name="ce22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25" office:value-type="string" calcext:value-type="string">
            <text:p>Raw Data</text:p>
          </table:table-cell>
          <table:table-cell table:style-name="ce25" office:value-type="string" calcext:value-type="string">
            <text:p>Contains raw data</text:p>
          </table:table-cell>
        </table:table-row>
        <table:table-row table:style-name="ro5">
          <table:table-cell table:number-columns-repeated="2" office:value-type="string" calcext:value-type="string">
            <text:p>HARMONIZED_DATA</text:p>
          </table:table-cell>
          <table:table-cell table:style-name="ce25" office:value-type="string" calcext:value-type="string">
            <text:p>Harmonized Data</text:p>
          </table:table-cell>
          <table:table-cell table:style-name="ce25" office:value-type="string" calcext:value-type="string">
            <text:p>Contains harmonized data</text:p>
          </table:table-cell>
        </table:table-row>
        <table:table-row table:style-name="ro5">
          <table:table-cell table:number-columns-repeated="2" office:value-type="string" calcext:value-type="string">
            <text:p>WEBSITE</text:p>
          </table:table-cell>
          <table:table-cell table:style-name="ce25" office:value-type="string" calcext:value-type="string">
            <text:p>Website</text:p>
          </table:table-cell>
          <table:table-cell table:style-name="ce25" office:value-type="string" calcext:value-type="string">
            <text:p>Contains the tables used to operate the web site</text:p>
          </table:table-cell>
        </table:table-row>
        <table:table-row table:style-name="ro5">
          <table:table-cell table:number-columns-repeated="2" office:value-type="string" calcext:value-type="string">
            <text:p>PUBLIC</text:p>
          </table:table-cell>
          <table:table-cell table:style-name="ce25" office:value-type="string" calcext:value-type="string">
            <text:p>Public</text:p>
          </table:table-cell>
          <table:table-cell table:style-name="ce25" office:value-type="string" calcext:value-type="string">
            <text:p>Contains the default PostgreSQL tables and PostGIS functions</text:p>
          </table:table-cell>
        </table:table-row>
        <table:table-row table:style-name="ro3">
          <table:table-cell table:number-columns-repeated="2"/>
          <table:table-cell table:style-name="ce25"/>
          <table:table-cell/>
        </table:table-row>
        <table:table-row table:style-name="ro5" table:number-rows-repeated="38">
          <table:table-cell table:number-columns-repeated="2"/>
          <table:table-cell table:style-name="ce25"/>
          <table:table-cell/>
        </table:table-row>
        <table:table-row table:style-name="ro5" table:number-rows-repeated="65487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16" table:default-cell-style-name="Default"/>
        <table:table-column table:style-name="co117" table:default-cell-style-name="Default"/>
        <table:table-column table:style-name="co118" table:default-cell-style-name="ce49"/>
        <table:table-column table:style-name="co119" table:default-cell-style-name="Default"/>
        <table:table-column table:style-name="co120" table:default-cell-style-name="Default"/>
        <table:table-row table:style-name="ro12">
          <table:table-cell table:style-name="ce20" office:value-type="string" calcext:value-type="string">
            <text:p>Schema Code</text:p>
          </table:table-cell>
          <table:table-cell table:style-name="ce20" office:value-type="string" calcext:value-type="string">
            <text:p>Child Table</text:p>
            <draw:control table:end-cell-address="table_tree.C1" table:end-x="0.13mm" table:end-y="9.06mm" draw:z-index="0" draw:name="Export CSV" draw:style-name="gr6" draw:text-style-name="P8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Parent Table</text:p>
          </table:table-cell>
          <table:table-cell table:style-name="ce30" office:value-type="string" calcext:value-type="string">
            <text:p>Join Key</text:p>
          </table:table-cell>
          <table:table-cell table:style-name="ce30" office:value-type="string" calcext:value-type="string">
            <text:p>Comment</text:p>
          </table:table-cell>
        </table:table-row>
        <table:table-row table:style-name="ro5">
          <table:table-cell office:value-type="string" calcext:value-type="string">
            <text:p>RAW_DATA</text:p>
          </table:table-cell>
          <table:table-cell table:style-name="ce25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AW_DATA</text:p>
          </table:table-cell>
          <table:table-cell table:style-name="ce25" office:value-type="string" calcext:value-type="string">
            <text:p>PLOT_DATA</text:p>
          </table:table-cell>
          <table:table-cell table:style-name="ce25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5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5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table:style-name="ce26" office:value-type="string" calcext:value-type="string">
            <text:p>RAW_DATA</text:p>
          </table:table-cell>
          <table:table-cell table:style-name="ce26" office:value-type="string" calcext:value-type="string">
            <text:p>TEST_1_TABLE</text:p>
          </table:table-cell>
          <table:table-cell table:style-name="ce50" office:value-type="string" calcext:value-type="string">
            <text:p>*</text:p>
          </table:table-cell>
          <table:table-cell table:style-name="ce26" table:number-columns-repeated="2"/>
        </table:table-row>
        <table:table-row table:style-name="ro3">
          <table:table-cell table:style-name="ce26" office:value-type="string" calcext:value-type="string">
            <text:p>RAW_DATA</text:p>
          </table:table-cell>
          <table:table-cell table:style-name="ce26" office:value-type="string" calcext:value-type="string">
            <text:p>TEST_2_TABLE</text:p>
          </table:table-cell>
          <table:table-cell table:style-name="ce26" office:value-type="string" calcext:value-type="string">
            <text:p>TEST_1_TABLE</text:p>
          </table:table-cell>
          <table:table-cell table:style-name="ce26" office:value-type="string" calcext:value-type="string">
            <text:p>TEST_DATA_1_ID</text:p>
          </table:table-cell>
          <table:table-cell table:style-name="ce26"/>
        </table:table-row>
        <table:table-row table:style-name="ro3">
          <table:table-cell table:style-name="ce26" office:value-type="string" calcext:value-type="string">
            <text:p>RAW_DATA</text:p>
          </table:table-cell>
          <table:table-cell table:style-name="ce26" office:value-type="string" calcext:value-type="string">
            <text:p>TEST_3_TABLE</text:p>
          </table:table-cell>
          <table:table-cell table:style-name="ce26" office:value-type="string" calcext:value-type="string">
            <text:p>TEST_2_TABLE</text:p>
          </table:table-cell>
          <table:table-cell table:style-name="ce26" office:value-type="string" calcext:value-type="string">
            <text:p>TEST_DATA_2_ID</text:p>
          </table:table-cell>
          <table:table-cell table:style-name="ce26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25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5" office:value-type="string" calcext:value-type="string">
            <text:p>HARMONIZED_LOCATION_DATA</text:p>
          </table:table-cell>
          <table:table-cell table:style-name="ce24" office:value-type="string" calcext:value-type="string">
            <text:p>PROVIDER_ID, PLOT_CODE</text:p>
          </table:table-cell>
          <table:table-cell/>
        </table:table-row>
        <table:table-row table:style-name="ro5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4" office:value-type="string" calcext:value-type="string">
            <text:p>PROVIDER_ID, PLOT_CODE, CYCLE</text:p>
          </table:table-cell>
          <table:table-cell/>
        </table:table-row>
        <table:table-row table:style-name="ro5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4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3">
          <table:table-cell table:style-name="ce26" office:value-type="string" calcext:value-type="string">
            <text:p>HARMONIZED_DATA</text:p>
          </table:table-cell>
          <table:table-cell table:style-name="ce26" office:value-type="string" calcext:value-type="string">
            <text:p>HARMONIZED_TEST_1_TABLE</text:p>
          </table:table-cell>
          <table:table-cell table:style-name="ce50" office:value-type="string" calcext:value-type="string">
            <text:p>*</text:p>
          </table:table-cell>
          <table:table-cell table:style-name="ce26" table:number-columns-repeated="2"/>
        </table:table-row>
        <table:table-row table:style-name="ro3">
          <table:table-cell table:style-name="ce26" office:value-type="string" calcext:value-type="string">
            <text:p>HARMONIZED_DATA</text:p>
          </table:table-cell>
          <table:table-cell table:style-name="ce26" office:value-type="string" calcext:value-type="string">
            <text:p>HARMONIZED_TEST_2_TABLE</text:p>
          </table:table-cell>
          <table:table-cell table:style-name="ce26" office:value-type="string" calcext:value-type="string">
            <text:p>HARMONIZED_TEST_1_TABLE</text:p>
          </table:table-cell>
          <table:table-cell table:style-name="ce26" office:value-type="string" calcext:value-type="string">
            <text:p>TEST_DATA_1_ID</text:p>
          </table:table-cell>
          <table:table-cell table:style-name="ce26"/>
        </table:table-row>
        <table:table-row table:style-name="ro3">
          <table:table-cell table:style-name="ce26" office:value-type="string" calcext:value-type="string">
            <text:p>HARMONIZED_DATA</text:p>
          </table:table-cell>
          <table:table-cell table:style-name="ce26" office:value-type="string" calcext:value-type="string">
            <text:p>HARMONIZED_TEST_3_TABLE</text:p>
          </table:table-cell>
          <table:table-cell table:style-name="ce26" office:value-type="string" calcext:value-type="string">
            <text:p>HARMONIZED_TEST_2_TABLE</text:p>
          </table:table-cell>
          <table:table-cell table:style-name="ce26" office:value-type="string" calcext:value-type="string">
            <text:p>TEST_DATA_2_ID</text:p>
          </table:table-cell>
          <table:table-cell table:style-name="ce26"/>
        </table:table-row>
        <table:table-row table:style-name="ro5" table:number-rows-repeated="25">
          <table:table-cell/>
          <table:table-cell table:style-name="ce25"/>
          <table:table-cell table:number-columns-repeated="3"/>
        </table:table-row>
        <table:table-row table:style-name="ro5" table:number-rows-repeated="65497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ce11"/>
        <table:table-column table:style-name="co7" table:default-cell-style-name="Default"/>
        <table:table-column table:style-name="co76" table:default-cell-style-name="ce27"/>
        <table:table-column table:style-name="co77" table:default-cell-style-name="ce27"/>
        <table:table-column table:style-name="co78" table:default-cell-style-name="Default"/>
        <table:table-row table:style-name="ro3">
          <table:table-cell table:style-name="ce9" office:value-type="string" calcext:value-type="string">
            <text:p>Table_format</text:p>
          </table:table-cell>
          <table:table-cell table:style-name="ce9" office:value-type="string" calcext:value-type="string">
            <text:p>Row_pk</text:p>
          </table:table-cell>
          <table:table-cell table:style-name="ce9" office:value-type="string" calcext:value-type="string">
            <text:p>Lang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Fournisseur de données</text:p>
          </table:table-cell>
          <table:table-cell table:style-name="ce5" office:value-type="string" calcext:value-type="string">
            <text:p>L'identifiant du fournisseur de données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Lot de données</text:p>
          </table:table-cell>
          <table:table-cell table:style-name="ce5" office:value-type="string" calcext:value-type="string">
            <text:p>L'identifiant du lot de données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Identifiant de soumission</text:p>
          </table:table-cell>
          <table:table-cell table:style-name="ce5" office:value-type="string" calcext:value-type="string">
            <text:p>L'identifiant de soumission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Géométrie</text:p>
          </table:table-cell>
          <table:table-cell table:style-name="ce5" office:value-type="string" calcext:value-type="string">
            <text:p>La géométrie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Numéro de ligne</text:p>
          </table:table-cell>
          <table:table-cell table:style-name="ce5" office:value-type="string" calcext:value-type="string">
            <text:p>Le numéro de ligne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EN</text:p>
          </table:table-cell>
          <table:table-cell table:number-columns-repeated="2" table:style-name="ce5" office:value-type="string" calcext:value-type="string">
            <text:p>The identifier of the provider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Dataset Identifier</text:p>
          </table:table-cell>
          <table:table-cell table:style-name="ce5" office:value-type="string" calcext:value-type="string">
            <text:p>The identifier of a dataset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Submission ID</text:p>
          </table:table-cell>
          <table:table-cell table:style-name="ce5" office:value-type="string" calcext:value-type="string">
            <text:p>The identifier of a submission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Polygon</text:p>
          </table:table-cell>
          <table:table-cell table:style-name="ce5" office:value-type="string" calcext:value-type="string">
            <text:p>The geometrical criteria intersected with the plot location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Line number</text:p>
          </table:table-cell>
          <table:table-cell table:style-name="ce5" office:value-type="string" calcext:value-type="string">
            <text:p>The line number in the CSV fil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O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C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Conifè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B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Feuillu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9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feuillu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8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conifère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7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arbustes</text:p>
          </table:table-cell>
          <table:table-cell table:style-name="ce11"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Résulta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Resul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mites administrativ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oundari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ay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i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g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ackground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hotos aérienn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Orthophoto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arte topographique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opography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0"/>
        <table:named-range table:name="METH_DEF" table:base-cell-address="$data.$A$1" table:cell-range-address="$unit.$E$1:.$F$7"/>
      </table:named-expressions>
      <table:database-ranges>
        <table:database-range table:name="__Anonymous_Sheet_DB__1" table:target-range-address="unit.A32:unit.B61">
          <table:sort>
            <table:sort-by table:field-number="0" table:data-type="automatic"/>
          </table:sort>
        </table:database-range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2P0"/>
    </number:currency-style>
    <number:number-style style:name="N27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7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76P2" style:volatile="true">
      <loext:text> </loext:text>
      <loext:fill-character> </loext:fill-character>
      <number:text>-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8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8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80P2" style:volatile="true">
      <loext:text> </loext:text>
      <loext:fill-character> </loext:fill-character>
      <number:text>- €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8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8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8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8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currency-style style:name="N28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8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8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9">
      <style:page-layout-properties fo:margin-top="19.05mm" fo:margin-bottom="19.05mm" fo:margin-left="17.78mm" fo:margin-right="17.78mm" style:first-page-number="continue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7:32:37.0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initial-creator>Microsoft Corporation</meta:initial-creator>
    <meta:creation-date>1996-10-21T13:03:58</meta:creation-date>
    <dc:date>2016-12-15T18:47:30.330000000</dc:date>
    <meta:printed-by>Eva LACARCE</meta:printed-by>
    <meta:print-date>2007-07-11T11:03:29</meta:print-date>
    <meta:editing-cycles>1713</meta:editing-cycles>
    <meta:editing-duration>P14DT4H52M51S</meta:editing-duration>
    <meta:document-statistic meta:table-count="21" meta:cell-count="20500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